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3.101cm"/>
    </style:style>
    <style:style style:name="co3" style:family="table-column">
      <style:table-column-properties fo:break-before="auto" style:column-width="1.741cm"/>
    </style:style>
    <style:style style:name="co4" style:family="table-column">
      <style:table-column-properties fo:break-before="auto" style:column-width="1.769cm"/>
    </style:style>
    <style:style style:name="co5" style:family="table-column">
      <style:table-column-properties fo:break-before="auto" style:column-width="1.52cm"/>
    </style:style>
    <style:style style:name="co6" style:family="table-column">
      <style:table-column-properties fo:break-before="auto" style:column-width="1.547cm"/>
    </style:style>
    <style:style style:name="co7" style:family="table-column">
      <style:table-column-properties fo:break-before="auto" style:column-width="1.575cm"/>
    </style:style>
    <style:style style:name="co8" style:family="table-column">
      <style:table-column-properties fo:break-before="auto" style:column-width="1.774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start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Default" office:value-type="string" calcext:value-type="string">
            <text:p>09KS-04(A) points</text:p>
          </table:table-cell>
          <table:table-cell table:number-columns-repeated="12"/>
        </table:table-row>
        <table:table-row table:style-name="ro1">
          <table:table-cell table:style-name="Default" office:value-type="string" calcext:value-type="string">
            <text:p>Oxide wt%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12"/>
        </table:table-row>
        <table:table-row table:style-name="ro2">
          <table:table-cell table:style-name="ce1" office:value-type="string" calcext:value-type="string">
            <text:p>Point#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FeO</text:p>
          </table:table-cell>
          <table:table-cell table:style-name="ce1" office:value-type="string" calcext:value-type="string">
            <text:p>SiO2</text:p>
          </table:table-cell>
          <table:table-cell table:style-name="ce1" office:value-type="string" calcext:value-type="string">
            <text:p>Cr2O3</text:p>
          </table:table-cell>
          <table:table-cell table:style-name="ce1" office:value-type="string" calcext:value-type="string">
            <text:p>MgO</text:p>
          </table:table-cell>
          <table:table-cell table:style-name="ce1" office:value-type="string" calcext:value-type="string">
            <text:p>TiO2</text:p>
          </table:table-cell>
          <table:table-cell table:style-name="ce1" office:value-type="string" calcext:value-type="string">
            <text:p>Al2O3</text:p>
          </table:table-cell>
          <table:table-cell table:style-name="ce1" office:value-type="string" calcext:value-type="string">
            <text:p>MnO</text:p>
          </table:table-cell>
          <table:table-cell table:style-name="ce1" office:value-type="string" calcext:value-type="string">
            <text:p>NiO</text:p>
          </table:table-cell>
          <table:table-cell table:style-name="ce1" office:value-type="string" calcext:value-type="string">
            <text:p>CaO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Mg no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9KS_04(A)_ol1</text:p>
          </table:table-cell>
          <table:table-cell office:value-type="float" office:value="11.1409" calcext:value-type="float">
            <text:p>11.1409</text:p>
          </table:table-cell>
          <table:table-cell office:value-type="float" office:value="40.5727" calcext:value-type="float">
            <text:p>40.5727</text:p>
          </table:table-cell>
          <table:table-cell office:value-type="float" office:value="0.0626" calcext:value-type="float">
            <text:p>0.0626</text:p>
          </table:table-cell>
          <table:table-cell office:value-type="float" office:value="46.9309" calcext:value-type="float">
            <text:p>46.9309</text:p>
          </table:table-cell>
          <table:table-cell office:value-type="float" office:value="0.0068" calcext:value-type="float">
            <text:p>0.0068</text:p>
          </table:table-cell>
          <table:table-cell office:value-type="float" office:value="0.0323" calcext:value-type="float">
            <text:p>0.0323</text:p>
          </table:table-cell>
          <table:table-cell office:value-type="float" office:value="0.1729" calcext:value-type="float">
            <text:p>0.1729</text:p>
          </table:table-cell>
          <table:table-cell office:value-type="float" office:value="0.257" calcext:value-type="float">
            <text:p>0.257</text:p>
          </table:table-cell>
          <table:table-cell office:value-type="float" office:value="0.2389" calcext:value-type="float">
            <text:p>0.2389</text:p>
          </table:table-cell>
          <table:table-cell office:value-type="float" office:value="99.415" calcext:value-type="float">
            <text:p>99.415</text:p>
          </table:table-cell>
          <table:table-cell table:formula="of:=100*[.F5]/([.F5]+[.C5])" office:value-type="float" office:value="80.815301058345" calcext:value-type="float">
            <text:p>80.81530105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9KS_04(A)_ol1</text:p>
          </table:table-cell>
          <table:table-cell office:value-type="float" office:value="10.8866" calcext:value-type="float">
            <text:p>10.8866</text:p>
          </table:table-cell>
          <table:table-cell office:value-type="float" office:value="40.6528" calcext:value-type="float">
            <text:p>40.6528</text:p>
          </table:table-cell>
          <table:table-cell office:value-type="float" office:value="0.0061" calcext:value-type="float">
            <text:p>0.0061</text:p>
          </table:table-cell>
          <table:table-cell office:value-type="float" office:value="46.9796" calcext:value-type="float">
            <text:p>46.9796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29" calcext:value-type="float">
            <text:p>0.029</text:p>
          </table:table-cell>
          <table:table-cell office:value-type="float" office:value="0.1635" calcext:value-type="float">
            <text:p>0.1635</text:p>
          </table:table-cell>
          <table:table-cell office:value-type="float" office:value="0.2836" calcext:value-type="float">
            <text:p>0.2836</text:p>
          </table:table-cell>
          <table:table-cell office:value-type="float" office:value="0.2479" calcext:value-type="float">
            <text:p>0.2479</text:p>
          </table:table-cell>
          <table:table-cell office:value-type="float" office:value="99.2502" calcext:value-type="float">
            <text:p>99.2502</text:p>
          </table:table-cell>
          <table:table-cell table:formula="of:=100*[.F6]/([.F6]+[.C6])" office:value-type="float" office:value="81.1865994311014" calcext:value-type="float">
            <text:p>81.18659943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9KS_04(A)_ol1</text:p>
          </table:table-cell>
          <table:table-cell office:value-type="float" office:value="11.131" calcext:value-type="float">
            <text:p>11.131</text:p>
          </table:table-cell>
          <table:table-cell office:value-type="float" office:value="40.6639" calcext:value-type="float">
            <text:p>40.6639</text:p>
          </table:table-cell>
          <table:table-cell office:value-type="float" office:value="0.0409" calcext:value-type="float">
            <text:p>0.0409</text:p>
          </table:table-cell>
          <table:table-cell office:value-type="float" office:value="47.1917" calcext:value-type="float">
            <text:p>47.1917</text:p>
          </table:table-cell>
          <table:table-cell office:value-type="float" office:value="0" calcext:value-type="float">
            <text:p>0</text:p>
          </table:table-cell>
          <table:table-cell office:value-type="float" office:value="0.0311" calcext:value-type="float">
            <text:p>0.0311</text:p>
          </table:table-cell>
          <table:table-cell office:value-type="float" office:value="0.1643" calcext:value-type="float">
            <text:p>0.1643</text:p>
          </table:table-cell>
          <table:table-cell office:value-type="float" office:value="0.2758" calcext:value-type="float">
            <text:p>0.2758</text:p>
          </table:table-cell>
          <table:table-cell office:value-type="float" office:value="0.2712" calcext:value-type="float">
            <text:p>0.2712</text:p>
          </table:table-cell>
          <table:table-cell office:value-type="float" office:value="99.7699" calcext:value-type="float">
            <text:p>99.7699</text:p>
          </table:table-cell>
          <table:table-cell table:formula="of:=100*[.F7]/([.F7]+[.C7])" office:value-type="float" office:value="80.914806756203" calcext:value-type="float">
            <text:p>80.91480675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9KS_04(A)_ol2</text:p>
          </table:table-cell>
          <table:table-cell office:value-type="float" office:value="13.7363" calcext:value-type="float">
            <text:p>13.7363</text:p>
          </table:table-cell>
          <table:table-cell office:value-type="float" office:value="39.7533" calcext:value-type="float">
            <text:p>39.7533</text:p>
          </table:table-cell>
          <table:table-cell office:value-type="float" office:value="0.015" calcext:value-type="float">
            <text:p>0.015</text:p>
          </table:table-cell>
          <table:table-cell office:value-type="float" office:value="44.9" calcext:value-type="float">
            <text:p>44.9</text:p>
          </table:table-cell>
          <table:table-cell office:value-type="float" office:value="0.0073" calcext:value-type="float">
            <text:p>0.0073</text:p>
          </table:table-cell>
          <table:table-cell office:value-type="float" office:value="0.0187" calcext:value-type="float">
            <text:p>0.0187</text:p>
          </table:table-cell>
          <table:table-cell office:value-type="float" office:value="0.2087" calcext:value-type="float">
            <text:p>0.2087</text:p>
          </table:table-cell>
          <table:table-cell office:value-type="float" office:value="0.1897" calcext:value-type="float">
            <text:p>0.1897</text:p>
          </table:table-cell>
          <table:table-cell office:value-type="float" office:value="0.1339" calcext:value-type="float">
            <text:p>0.1339</text:p>
          </table:table-cell>
          <table:table-cell office:value-type="float" office:value="98.9629" calcext:value-type="float">
            <text:p>98.9629</text:p>
          </table:table-cell>
          <table:table-cell table:formula="of:=100*[.F8]/([.F8]+[.C8])" office:value-type="float" office:value="76.5737265141218" calcext:value-type="float">
            <text:p>76.573726514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9KS_04(A)_ol2</text:p>
          </table:table-cell>
          <table:table-cell office:value-type="float" office:value="13.1558" calcext:value-type="float">
            <text:p>13.1558</text:p>
          </table:table-cell>
          <table:table-cell office:value-type="float" office:value="40.421" calcext:value-type="float">
            <text:p>40.421</text:p>
          </table:table-cell>
          <table:table-cell office:value-type="float" office:value="0.0245" calcext:value-type="float">
            <text:p>0.0245</text:p>
          </table:table-cell>
          <table:table-cell office:value-type="float" office:value="45.5082" calcext:value-type="float">
            <text:p>45.5082</text:p>
          </table:table-cell>
          <table:table-cell office:value-type="float" office:value="0.0304" calcext:value-type="float">
            <text:p>0.0304</text:p>
          </table:table-cell>
          <table:table-cell office:value-type="float" office:value="0.0216" calcext:value-type="float">
            <text:p>0.0216</text:p>
          </table:table-cell>
          <table:table-cell office:value-type="float" office:value="0.2104" calcext:value-type="float">
            <text:p>0.2104</text:p>
          </table:table-cell>
          <table:table-cell office:value-type="float" office:value="0.1905" calcext:value-type="float">
            <text:p>0.1905</text:p>
          </table:table-cell>
          <table:table-cell office:value-type="float" office:value="0.169" calcext:value-type="float">
            <text:p>0.169</text:p>
          </table:table-cell>
          <table:table-cell office:value-type="float" office:value="99.7315" calcext:value-type="float">
            <text:p>99.7315</text:p>
          </table:table-cell>
          <table:table-cell table:formula="of:=100*[.F9]/([.F9]+[.C9])" office:value-type="float" office:value="77.5743215600709" calcext:value-type="float">
            <text:p>77.57432156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9KS_04(A)_ol2</text:p>
          </table:table-cell>
          <table:table-cell office:value-type="float" office:value="13.2981" calcext:value-type="float">
            <text:p>13.2981</text:p>
          </table:table-cell>
          <table:table-cell office:value-type="float" office:value="40.4656" calcext:value-type="float">
            <text:p>40.4656</text:p>
          </table:table-cell>
          <table:table-cell office:value-type="float" office:value="0.0167" calcext:value-type="float">
            <text:p>0.0167</text:p>
          </table:table-cell>
          <table:table-cell office:value-type="float" office:value="45.8319" calcext:value-type="float">
            <text:p>45.8319</text:p>
          </table:table-cell>
          <table:table-cell office:value-type="float" office:value="0.0414" calcext:value-type="float">
            <text:p>0.0414</text:p>
          </table:table-cell>
          <table:table-cell office:value-type="float" office:value="0.0266" calcext:value-type="float">
            <text:p>0.0266</text:p>
          </table:table-cell>
          <table:table-cell office:value-type="float" office:value="0.1949" calcext:value-type="float">
            <text:p>0.1949</text:p>
          </table:table-cell>
          <table:table-cell office:value-type="float" office:value="0.188" calcext:value-type="float">
            <text:p>0.188</text:p>
          </table:table-cell>
          <table:table-cell office:value-type="float" office:value="0.1565" calcext:value-type="float">
            <text:p>0.1565</text:p>
          </table:table-cell>
          <table:table-cell office:value-type="float" office:value="100.2197" calcext:value-type="float">
            <text:p>100.2197</text:p>
          </table:table-cell>
          <table:table-cell table:formula="of:=100*[.F10]/([.F10]+[.C10])" office:value-type="float" office:value="77.5104008117707" calcext:value-type="float">
            <text:p>77.51040081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9KS_04(A)_ol3</text:p>
          </table:table-cell>
          <table:table-cell office:value-type="float" office:value="12.4957" calcext:value-type="float">
            <text:p>12.4957</text:p>
          </table:table-cell>
          <table:table-cell office:value-type="float" office:value="40.4627" calcext:value-type="float">
            <text:p>40.4627</text:p>
          </table:table-cell>
          <table:table-cell office:value-type="float" office:value="0.0285" calcext:value-type="float">
            <text:p>0.0285</text:p>
          </table:table-cell>
          <table:table-cell office:value-type="float" office:value="45.9262" calcext:value-type="float">
            <text:p>45.9262</text:p>
          </table:table-cell>
          <table:table-cell office:value-type="float" office:value="0.0095" calcext:value-type="float">
            <text:p>0.0095</text:p>
          </table:table-cell>
          <table:table-cell office:value-type="float" office:value="0.0493" calcext:value-type="float">
            <text:p>0.0493</text:p>
          </table:table-cell>
          <table:table-cell office:value-type="float" office:value="0.1847" calcext:value-type="float">
            <text:p>0.1847</text:p>
          </table:table-cell>
          <table:table-cell office:value-type="float" office:value="0.2387" calcext:value-type="float">
            <text:p>0.2387</text:p>
          </table:table-cell>
          <table:table-cell office:value-type="float" office:value="0.3259" calcext:value-type="float">
            <text:p>0.3259</text:p>
          </table:table-cell>
          <table:table-cell office:value-type="float" office:value="99.7211" calcext:value-type="float">
            <text:p>99.7211</text:p>
          </table:table-cell>
          <table:table-cell table:formula="of:=100*[.F11]/([.F11]+[.C11])" office:value-type="float" office:value="78.6112741968337" calcext:value-type="float">
            <text:p>78.61127419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9KS_04(A)_ol3</text:p>
          </table:table-cell>
          <table:table-cell office:value-type="float" office:value="12.999" calcext:value-type="float">
            <text:p>12.999</text:p>
          </table:table-cell>
          <table:table-cell office:value-type="float" office:value="40.5792" calcext:value-type="float">
            <text:p>40.5792</text:p>
          </table:table-cell>
          <table:table-cell office:value-type="float" office:value="0.0387" calcext:value-type="float">
            <text:p>0.0387</text:p>
          </table:table-cell>
          <table:table-cell office:value-type="float" office:value="45.2423" calcext:value-type="float">
            <text:p>45.2423</text:p>
          </table:table-cell>
          <table:table-cell office:value-type="float" office:value="0.0076" calcext:value-type="float">
            <text:p>0.0076</text:p>
          </table:table-cell>
          <table:table-cell office:value-type="float" office:value="0.054" calcext:value-type="float">
            <text:p>0.054</text:p>
          </table:table-cell>
          <table:table-cell office:value-type="float" office:value="0.1853" calcext:value-type="float">
            <text:p>0.1853</text:p>
          </table:table-cell>
          <table:table-cell office:value-type="float" office:value="0.2239" calcext:value-type="float">
            <text:p>0.2239</text:p>
          </table:table-cell>
          <table:table-cell office:value-type="float" office:value="0.316" calcext:value-type="float">
            <text:p>0.316</text:p>
          </table:table-cell>
          <table:table-cell office:value-type="float" office:value="99.646" calcext:value-type="float">
            <text:p>99.646</text:p>
          </table:table-cell>
          <table:table-cell table:formula="of:=100*[.F12]/([.F12]+[.C12])" office:value-type="float" office:value="77.6807866582648" calcext:value-type="float">
            <text:p>77.680786658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9KS_04(A)_ol3</text:p>
          </table:table-cell>
          <table:table-cell office:value-type="float" office:value="12.647" calcext:value-type="float">
            <text:p>12.647</text:p>
          </table:table-cell>
          <table:table-cell office:value-type="float" office:value="40.0568" calcext:value-type="float">
            <text:p>40.0568</text:p>
          </table:table-cell>
          <table:table-cell office:value-type="float" office:value="0.037" calcext:value-type="float">
            <text:p>0.037</text:p>
          </table:table-cell>
          <table:table-cell office:value-type="float" office:value="45.7958" calcext:value-type="float">
            <text:p>45.7958</text:p>
          </table:table-cell>
          <table:table-cell office:value-type="float" office:value="0.0066" calcext:value-type="float">
            <text:p>0.0066</text:p>
          </table:table-cell>
          <table:table-cell office:value-type="float" office:value="0.0461" calcext:value-type="float">
            <text:p>0.0461</text:p>
          </table:table-cell>
          <table:table-cell office:value-type="float" office:value="0.1947" calcext:value-type="float">
            <text:p>0.1947</text:p>
          </table:table-cell>
          <table:table-cell office:value-type="float" office:value="0.2282" calcext:value-type="float">
            <text:p>0.2282</text:p>
          </table:table-cell>
          <table:table-cell office:value-type="float" office:value="0.3176" calcext:value-type="float">
            <text:p>0.3176</text:p>
          </table:table-cell>
          <table:table-cell office:value-type="float" office:value="99.3299" calcext:value-type="float">
            <text:p>99.3299</text:p>
          </table:table-cell>
          <table:table-cell table:formula="of:=100*[.F13]/([.F13]+[.C13])" office:value-type="float" office:value="78.3600375067587" calcext:value-type="float">
            <text:p>78.36003750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9KS_04(A)_ol4</text:p>
          </table:table-cell>
          <table:table-cell office:value-type="float" office:value="10.9132" calcext:value-type="float">
            <text:p>10.9132</text:p>
          </table:table-cell>
          <table:table-cell office:value-type="float" office:value="40.7902" calcext:value-type="float">
            <text:p>40.7902</text:p>
          </table:table-cell>
          <table:table-cell office:value-type="float" office:value="0.0048" calcext:value-type="float">
            <text:p>0.0048</text:p>
          </table:table-cell>
          <table:table-cell office:value-type="float" office:value="46.76" calcext:value-type="float">
            <text:p>46.76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0706" calcext:value-type="float">
            <text:p>0.0706</text:p>
          </table:table-cell>
          <table:table-cell office:value-type="float" office:value="0.1739" calcext:value-type="float">
            <text:p>0.1739</text:p>
          </table:table-cell>
          <table:table-cell office:value-type="float" office:value="0.2383" calcext:value-type="float">
            <text:p>0.2383</text:p>
          </table:table-cell>
          <table:table-cell office:value-type="float" office:value="0.3077" calcext:value-type="float">
            <text:p>0.3077</text:p>
          </table:table-cell>
          <table:table-cell office:value-type="float" office:value="99.2635" calcext:value-type="float">
            <text:p>99.2635</text:p>
          </table:table-cell>
          <table:table-cell table:formula="of:=100*[.F14]/([.F14]+[.C14])" office:value-type="float" office:value="81.0775195411387" calcext:value-type="float">
            <text:p>81.07751954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9KS_04(A)_ol4</text:p>
          </table:table-cell>
          <table:table-cell office:value-type="float" office:value="11.1762" calcext:value-type="float">
            <text:p>11.1762</text:p>
          </table:table-cell>
          <table:table-cell office:value-type="float" office:value="40.8479" calcext:value-type="float">
            <text:p>40.8479</text:p>
          </table:table-cell>
          <table:table-cell office:value-type="float" office:value="0.0309" calcext:value-type="float">
            <text:p>0.0309</text:p>
          </table:table-cell>
          <table:table-cell office:value-type="float" office:value="47.0467" calcext:value-type="float">
            <text:p>47.0467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735" calcext:value-type="float">
            <text:p>0.0735</text:p>
          </table:table-cell>
          <table:table-cell office:value-type="float" office:value="0.148" calcext:value-type="float">
            <text:p>0.148</text:p>
          </table:table-cell>
          <table:table-cell office:value-type="float" office:value="0.2492" calcext:value-type="float">
            <text:p>0.2492</text:p>
          </table:table-cell>
          <table:table-cell office:value-type="float" office:value="0.3112" calcext:value-type="float">
            <text:p>0.3112</text:p>
          </table:table-cell>
          <table:table-cell office:value-type="float" office:value="99.8846" calcext:value-type="float">
            <text:p>99.8846</text:p>
          </table:table-cell>
          <table:table-cell table:formula="of:=100*[.F15]/([.F15]+[.C15])" office:value-type="float" office:value="80.8044601007507" calcext:value-type="float">
            <text:p>80.80446010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9KS_04(A)_ol4</text:p>
          </table:table-cell>
          <table:table-cell office:value-type="float" office:value="11.1343" calcext:value-type="float">
            <text:p>11.1343</text:p>
          </table:table-cell>
          <table:table-cell office:value-type="float" office:value="40.8174" calcext:value-type="float">
            <text:p>40.8174</text:p>
          </table:table-cell>
          <table:table-cell office:value-type="float" office:value="0.0095" calcext:value-type="float">
            <text:p>0.0095</text:p>
          </table:table-cell>
          <table:table-cell office:value-type="float" office:value="47.039" calcext:value-type="float">
            <text:p>47.039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0701" calcext:value-type="float">
            <text:p>0.0701</text:p>
          </table:table-cell>
          <table:table-cell office:value-type="float" office:value="0.1557" calcext:value-type="float">
            <text:p>0.1557</text:p>
          </table:table-cell>
          <table:table-cell office:value-type="float" office:value="0.2505" calcext:value-type="float">
            <text:p>0.2505</text:p>
          </table:table-cell>
          <table:table-cell office:value-type="float" office:value="0.3113" calcext:value-type="float">
            <text:p>0.3113</text:p>
          </table:table-cell>
          <table:table-cell office:value-type="float" office:value="99.7918" calcext:value-type="float">
            <text:p>99.7918</text:p>
          </table:table-cell>
          <table:table-cell table:formula="of:=100*[.F16]/([.F16]+[.C16])" office:value-type="float" office:value="80.8601196768965" calcext:value-type="float">
            <text:p>80.860119676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09KS_04(A)_ol5</text:p>
          </table:table-cell>
          <table:table-cell office:value-type="float" office:value="10.5989" calcext:value-type="float">
            <text:p>10.5989</text:p>
          </table:table-cell>
          <table:table-cell office:value-type="float" office:value="40.9009" calcext:value-type="float">
            <text:p>40.9009</text:p>
          </table:table-cell>
          <table:table-cell office:value-type="float" office:value="0.0582" calcext:value-type="float">
            <text:p>0.0582</text:p>
          </table:table-cell>
          <table:table-cell office:value-type="float" office:value="47.2444" calcext:value-type="float">
            <text:p>47.2444</text:p>
          </table:table-cell>
          <table:table-cell office:value-type="float" office:value="0.0166" calcext:value-type="float">
            <text:p>0.0166</text:p>
          </table:table-cell>
          <table:table-cell office:value-type="float" office:value="0.0713" calcext:value-type="float">
            <text:p>0.0713</text:p>
          </table:table-cell>
          <table:table-cell office:value-type="float" office:value="0.1645" calcext:value-type="float">
            <text:p>0.1645</text:p>
          </table:table-cell>
          <table:table-cell office:value-type="float" office:value="0.3243" calcext:value-type="float">
            <text:p>0.3243</text:p>
          </table:table-cell>
          <table:table-cell office:value-type="float" office:value="0.3154" calcext:value-type="float">
            <text:p>0.3154</text:p>
          </table:table-cell>
          <table:table-cell office:value-type="float" office:value="99.6946" calcext:value-type="float">
            <text:p>99.6946</text:p>
          </table:table-cell>
          <table:table-cell table:formula="of:=100*[.F17]/([.F17]+[.C17])" office:value-type="float" office:value="81.6765295202729" calcext:value-type="float">
            <text:p>81.676529520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09KS_04(A)_ol5</text:p>
          </table:table-cell>
          <table:table-cell office:value-type="float" office:value="10.7566" calcext:value-type="float">
            <text:p>10.7566</text:p>
          </table:table-cell>
          <table:table-cell office:value-type="float" office:value="40.9398" calcext:value-type="float">
            <text:p>40.9398</text:p>
          </table:table-cell>
          <table:table-cell office:value-type="float" office:value="0.0266" calcext:value-type="float">
            <text:p>0.0266</text:p>
          </table:table-cell>
          <table:table-cell office:value-type="float" office:value="47.2102" calcext:value-type="float">
            <text:p>47.2102</text:p>
          </table:table-cell>
          <table:table-cell office:value-type="float" office:value="0.0119" calcext:value-type="float">
            <text:p>0.0119</text:p>
          </table:table-cell>
          <table:table-cell office:value-type="float" office:value="0.0731" calcext:value-type="float">
            <text:p>0.0731</text:p>
          </table:table-cell>
          <table:table-cell office:value-type="float" office:value="0.151" calcext:value-type="float">
            <text:p>0.151</text:p>
          </table:table-cell>
          <table:table-cell office:value-type="float" office:value="0.3231" calcext:value-type="float">
            <text:p>0.3231</text:p>
          </table:table-cell>
          <table:table-cell office:value-type="float" office:value="0.3178" calcext:value-type="float">
            <text:p>0.3178</text:p>
          </table:table-cell>
          <table:table-cell office:value-type="float" office:value="99.81" calcext:value-type="float">
            <text:p>99.81</text:p>
          </table:table-cell>
          <table:table-cell table:formula="of:=100*[.F18]/([.F18]+[.C18])" office:value-type="float" office:value="81.4435159436091" calcext:value-type="float">
            <text:p>81.44351594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9KS_04(A)_ol5</text:p>
          </table:table-cell>
          <table:table-cell office:value-type="float" office:value="10.605" calcext:value-type="float">
            <text:p>10.605</text:p>
          </table:table-cell>
          <table:table-cell office:value-type="float" office:value="40.846" calcext:value-type="float">
            <text:p>40.846</text:p>
          </table:table-cell>
          <table:table-cell office:value-type="float" office:value="0.0508" calcext:value-type="float">
            <text:p>0.0508</text:p>
          </table:table-cell>
          <table:table-cell office:value-type="float" office:value="47.1868" calcext:value-type="float">
            <text:p>47.1868</text:p>
          </table:table-cell>
          <table:table-cell office:value-type="float" office:value="0" calcext:value-type="float">
            <text:p>0</text:p>
          </table:table-cell>
          <table:table-cell office:value-type="float" office:value="0.0682" calcext:value-type="float">
            <text:p>0.0682</text:p>
          </table:table-cell>
          <table:table-cell office:value-type="float" office:value="0.1634" calcext:value-type="float">
            <text:p>0.1634</text:p>
          </table:table-cell>
          <table:table-cell office:value-type="float" office:value="0.3195" calcext:value-type="float">
            <text:p>0.3195</text:p>
          </table:table-cell>
          <table:table-cell office:value-type="float" office:value="0.3292" calcext:value-type="float">
            <text:p>0.3292</text:p>
          </table:table-cell>
          <table:table-cell office:value-type="float" office:value="99.5688" calcext:value-type="float">
            <text:p>99.5688</text:p>
          </table:table-cell>
          <table:table-cell table:formula="of:=100*[.F19]/([.F19]+[.C19])" office:value-type="float" office:value="81.6496457975007" calcext:value-type="float">
            <text:p>81.64964579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9KS_04(A)_ol6</text:p>
          </table:table-cell>
          <table:table-cell office:value-type="float" office:value="11.5031" calcext:value-type="float">
            <text:p>11.5031</text:p>
          </table:table-cell>
          <table:table-cell office:value-type="float" office:value="40.5761" calcext:value-type="float">
            <text:p>40.5761</text:p>
          </table:table-cell>
          <table:table-cell office:value-type="float" office:value="0.0479" calcext:value-type="float">
            <text:p>0.0479</text:p>
          </table:table-cell>
          <table:table-cell office:value-type="float" office:value="46.3915" calcext:value-type="float">
            <text:p>46.3915</text:p>
          </table:table-cell>
          <table:table-cell office:value-type="float" office:value="0.0116" calcext:value-type="float">
            <text:p>0.0116</text:p>
          </table:table-cell>
          <table:table-cell office:value-type="float" office:value="0.0677" calcext:value-type="float">
            <text:p>0.0677</text:p>
          </table:table-cell>
          <table:table-cell office:value-type="float" office:value="0.1796" calcext:value-type="float">
            <text:p>0.1796</text:p>
          </table:table-cell>
          <table:table-cell office:value-type="float" office:value="0.307" calcext:value-type="float">
            <text:p>0.307</text:p>
          </table:table-cell>
          <table:table-cell office:value-type="float" office:value="0.33" calcext:value-type="float">
            <text:p>0.33</text:p>
          </table:table-cell>
          <table:table-cell office:value-type="float" office:value="99.4145" calcext:value-type="float">
            <text:p>99.4145</text:p>
          </table:table-cell>
          <table:table-cell table:formula="of:=100*[.F20]/([.F20]+[.C20])" office:value-type="float" office:value="80.1309621277287" calcext:value-type="float">
            <text:p>80.130962127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9KS_04(A)_ol6</text:p>
          </table:table-cell>
          <table:table-cell office:value-type="float" office:value="11.3357" calcext:value-type="float">
            <text:p>11.3357</text:p>
          </table:table-cell>
          <table:table-cell office:value-type="float" office:value="40.5964" calcext:value-type="float">
            <text:p>40.5964</text:p>
          </table:table-cell>
          <table:table-cell office:value-type="float" office:value="0.0671" calcext:value-type="float">
            <text:p>0.0671</text:p>
          </table:table-cell>
          <table:table-cell office:value-type="float" office:value="46.7016" calcext:value-type="float">
            <text:p>46.7016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659" calcext:value-type="float">
            <text:p>0.0659</text:p>
          </table:table-cell>
          <table:table-cell office:value-type="float" office:value="0.1739" calcext:value-type="float">
            <text:p>0.1739</text:p>
          </table:table-cell>
          <table:table-cell office:value-type="float" office:value="0.305" calcext:value-type="float">
            <text:p>0.305</text:p>
          </table:table-cell>
          <table:table-cell office:value-type="float" office:value="0.3232" calcext:value-type="float">
            <text:p>0.3232</text:p>
          </table:table-cell>
          <table:table-cell office:value-type="float" office:value="99.5828" calcext:value-type="float">
            <text:p>99.5828</text:p>
          </table:table-cell>
          <table:table-cell table:formula="of:=100*[.F21]/([.F21]+[.C21])" office:value-type="float" office:value="80.4682505905685" calcext:value-type="float">
            <text:p>80.468250590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9KS_04(A)_ol6</text:p>
          </table:table-cell>
          <table:table-cell office:value-type="float" office:value="11.359" calcext:value-type="float">
            <text:p>11.359</text:p>
          </table:table-cell>
          <table:table-cell office:value-type="float" office:value="40.6672" calcext:value-type="float">
            <text:p>40.6672</text:p>
          </table:table-cell>
          <table:table-cell office:value-type="float" office:value="0.0397" calcext:value-type="float">
            <text:p>0.0397</text:p>
          </table:table-cell>
          <table:table-cell office:value-type="float" office:value="46.767" calcext:value-type="float">
            <text:p>46.767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0678" calcext:value-type="float">
            <text:p>0.0678</text:p>
          </table:table-cell>
          <table:table-cell office:value-type="float" office:value="0.1638" calcext:value-type="float">
            <text:p>0.1638</text:p>
          </table:table-cell>
          <table:table-cell office:value-type="float" office:value="0.2979" calcext:value-type="float">
            <text:p>0.2979</text:p>
          </table:table-cell>
          <table:table-cell office:value-type="float" office:value="0.3233" calcext:value-type="float">
            <text:p>0.3233</text:p>
          </table:table-cell>
          <table:table-cell office:value-type="float" office:value="99.6921" calcext:value-type="float">
            <text:p>99.6921</text:p>
          </table:table-cell>
          <table:table-cell table:formula="of:=100*[.F22]/([.F22]+[.C22])" office:value-type="float" office:value="80.4579706155593" calcext:value-type="float">
            <text:p>80.457970615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9KS_04(A)_ol7</text:p>
          </table:table-cell>
          <table:table-cell office:value-type="float" office:value="10.7522" calcext:value-type="float">
            <text:p>10.7522</text:p>
          </table:table-cell>
          <table:table-cell office:value-type="float" office:value="40.7575" calcext:value-type="float">
            <text:p>40.7575</text:p>
          </table:table-cell>
          <table:table-cell office:value-type="float" office:value="0.0789" calcext:value-type="float">
            <text:p>0.0789</text:p>
          </table:table-cell>
          <table:table-cell office:value-type="float" office:value="46.9381" calcext:value-type="float">
            <text:p>46.9381</text:p>
          </table:table-cell>
          <table:table-cell office:value-type="float" office:value="0.0089" calcext:value-type="float">
            <text:p>0.0089</text:p>
          </table:table-cell>
          <table:table-cell office:value-type="float" office:value="0.0614" calcext:value-type="float">
            <text:p>0.0614</text:p>
          </table:table-cell>
          <table:table-cell office:value-type="float" office:value="0.1638" calcext:value-type="float">
            <text:p>0.1638</text:p>
          </table:table-cell>
          <table:table-cell office:value-type="float" office:value="0.3171" calcext:value-type="float">
            <text:p>0.3171</text:p>
          </table:table-cell>
          <table:table-cell office:value-type="float" office:value="0.3192" calcext:value-type="float">
            <text:p>0.3192</text:p>
          </table:table-cell>
          <table:table-cell office:value-type="float" office:value="99.397" calcext:value-type="float">
            <text:p>99.397</text:p>
          </table:table-cell>
          <table:table-cell table:formula="of:=100*[.F23]/([.F23]+[.C23])" office:value-type="float" office:value="81.3622047380582" calcext:value-type="float">
            <text:p>81.362204738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9KS_04(A)_ol7</text:p>
          </table:table-cell>
          <table:table-cell office:value-type="float" office:value="10.7823" calcext:value-type="float">
            <text:p>10.7823</text:p>
          </table:table-cell>
          <table:table-cell office:value-type="float" office:value="40.7978" calcext:value-type="float">
            <text:p>40.7978</text:p>
          </table:table-cell>
          <table:table-cell office:value-type="float" office:value="0.0659" calcext:value-type="float">
            <text:p>0.0659</text:p>
          </table:table-cell>
          <table:table-cell office:value-type="float" office:value="46.9702" calcext:value-type="float">
            <text:p>46.9702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0609" calcext:value-type="float">
            <text:p>0.0609</text:p>
          </table:table-cell>
          <table:table-cell office:value-type="float" office:value="0.1601" calcext:value-type="float">
            <text:p>0.1601</text:p>
          </table:table-cell>
          <table:table-cell office:value-type="float" office:value="0.3153" calcext:value-type="float">
            <text:p>0.3153</text:p>
          </table:table-cell>
          <table:table-cell office:value-type="float" office:value="0.3043" calcext:value-type="float">
            <text:p>0.3043</text:p>
          </table:table-cell>
          <table:table-cell office:value-type="float" office:value="99.4745" calcext:value-type="float">
            <text:p>99.4745</text:p>
          </table:table-cell>
          <table:table-cell table:formula="of:=100*[.F24]/([.F24]+[.C24])" office:value-type="float" office:value="81.3301588675815" calcext:value-type="float">
            <text:p>81.330158867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9KS_04(A)_ol7</text:p>
          </table:table-cell>
          <table:table-cell office:value-type="float" office:value="10.6914" calcext:value-type="float">
            <text:p>10.6914</text:p>
          </table:table-cell>
          <table:table-cell office:value-type="float" office:value="40.8068" calcext:value-type="float">
            <text:p>40.8068</text:p>
          </table:table-cell>
          <table:table-cell office:value-type="float" office:value="0.0728" calcext:value-type="float">
            <text:p>0.0728</text:p>
          </table:table-cell>
          <table:table-cell office:value-type="float" office:value="47.1169" calcext:value-type="float">
            <text:p>47.1169</text:p>
          </table:table-cell>
          <table:table-cell office:value-type="float" office:value="0" calcext:value-type="float">
            <text:p>0</text:p>
          </table:table-cell>
          <table:table-cell office:value-type="float" office:value="0.0568" calcext:value-type="float">
            <text:p>0.0568</text:p>
          </table:table-cell>
          <table:table-cell office:value-type="float" office:value="0.1896" calcext:value-type="float">
            <text:p>0.1896</text:p>
          </table:table-cell>
          <table:table-cell office:value-type="float" office:value="0.3126" calcext:value-type="float">
            <text:p>0.3126</text:p>
          </table:table-cell>
          <table:table-cell office:value-type="float" office:value="0.3176" calcext:value-type="float">
            <text:p>0.3176</text:p>
          </table:table-cell>
          <table:table-cell office:value-type="float" office:value="99.5644" calcext:value-type="float">
            <text:p>99.5644</text:p>
          </table:table-cell>
          <table:table-cell table:formula="of:=100*[.F25]/([.F25]+[.C25])" office:value-type="float" office:value="81.5054239616111" calcext:value-type="float">
            <text:p>81.505423961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09KS_04(A)_ol8</text:p>
          </table:table-cell>
          <table:table-cell office:value-type="float" office:value="10.9464" calcext:value-type="float">
            <text:p>10.9464</text:p>
          </table:table-cell>
          <table:table-cell office:value-type="float" office:value="40.7354" calcext:value-type="float">
            <text:p>40.7354</text:p>
          </table:table-cell>
          <table:table-cell office:value-type="float" office:value="0.046" calcext:value-type="float">
            <text:p>0.046</text:p>
          </table:table-cell>
          <table:table-cell office:value-type="float" office:value="47.1938" calcext:value-type="float">
            <text:p>47.1938</text:p>
          </table:table-cell>
          <table:table-cell office:value-type="float" office:value="0.0206" calcext:value-type="float">
            <text:p>0.0206</text:p>
          </table:table-cell>
          <table:table-cell office:value-type="float" office:value="0.0592" calcext:value-type="float">
            <text:p>0.0592</text:p>
          </table:table-cell>
          <table:table-cell office:value-type="float" office:value="0.1583" calcext:value-type="float">
            <text:p>0.1583</text:p>
          </table:table-cell>
          <table:table-cell office:value-type="float" office:value="0.3061" calcext:value-type="float">
            <text:p>0.3061</text:p>
          </table:table-cell>
          <table:table-cell office:value-type="float" office:value="0.3254" calcext:value-type="float">
            <text:p>0.3254</text:p>
          </table:table-cell>
          <table:table-cell office:value-type="float" office:value="99.7913" calcext:value-type="float">
            <text:p>99.7913</text:p>
          </table:table-cell>
          <table:table-cell table:formula="of:=100*[.F26]/([.F26]+[.C26])" office:value-type="float" office:value="81.1724073876595" calcext:value-type="float">
            <text:p>81.172407387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9KS_04(A)_ol8</text:p>
          </table:table-cell>
          <table:table-cell office:value-type="float" office:value="10.8316" calcext:value-type="float">
            <text:p>10.8316</text:p>
          </table:table-cell>
          <table:table-cell office:value-type="float" office:value="40.9141" calcext:value-type="float">
            <text:p>40.9141</text:p>
          </table:table-cell>
          <table:table-cell office:value-type="float" office:value="0.0585" calcext:value-type="float">
            <text:p>0.0585</text:p>
          </table:table-cell>
          <table:table-cell office:value-type="float" office:value="47.2501" calcext:value-type="float">
            <text:p>47.2501</text:p>
          </table:table-cell>
          <table:table-cell office:value-type="float" office:value="0.0108" calcext:value-type="float">
            <text:p>0.0108</text:p>
          </table:table-cell>
          <table:table-cell office:value-type="float" office:value="0.0619" calcext:value-type="float">
            <text:p>0.0619</text:p>
          </table:table-cell>
          <table:table-cell office:value-type="float" office:value="0.1535" calcext:value-type="float">
            <text:p>0.1535</text:p>
          </table:table-cell>
          <table:table-cell office:value-type="float" office:value="0.3039" calcext:value-type="float">
            <text:p>0.3039</text:p>
          </table:table-cell>
          <table:table-cell office:value-type="float" office:value="0.3271" calcext:value-type="float">
            <text:p>0.3271</text:p>
          </table:table-cell>
          <table:table-cell office:value-type="float" office:value="99.9116" calcext:value-type="float">
            <text:p>99.9116</text:p>
          </table:table-cell>
          <table:table-cell table:formula="of:=100*[.F27]/([.F27]+[.C27])" office:value-type="float" office:value="81.3510968170698" calcext:value-type="float">
            <text:p>81.351096817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09KS_04(A)_ol8</text:p>
          </table:table-cell>
          <table:table-cell office:value-type="float" office:value="10.8056" calcext:value-type="float">
            <text:p>10.8056</text:p>
          </table:table-cell>
          <table:table-cell office:value-type="float" office:value="40.8577" calcext:value-type="float">
            <text:p>40.8577</text:p>
          </table:table-cell>
          <table:table-cell office:value-type="float" office:value="0.0423" calcext:value-type="float">
            <text:p>0.0423</text:p>
          </table:table-cell>
          <table:table-cell office:value-type="float" office:value="47.1352" calcext:value-type="float">
            <text:p>47.1352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602" calcext:value-type="float">
            <text:p>0.0602</text:p>
          </table:table-cell>
          <table:table-cell office:value-type="float" office:value="0.1574" calcext:value-type="float">
            <text:p>0.1574</text:p>
          </table:table-cell>
          <table:table-cell office:value-type="float" office:value="0.3115" calcext:value-type="float">
            <text:p>0.3115</text:p>
          </table:table-cell>
          <table:table-cell office:value-type="float" office:value="0.3245" calcext:value-type="float">
            <text:p>0.3245</text:p>
          </table:table-cell>
          <table:table-cell office:value-type="float" office:value="99.6972" calcext:value-type="float">
            <text:p>99.6972</text:p>
          </table:table-cell>
          <table:table-cell table:formula="of:=100*[.F28]/([.F28]+[.C28])" office:value-type="float" office:value="81.3506199431144" calcext:value-type="float">
            <text:p>81.350619943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9KS_04(A)_ol9</text:p>
          </table:table-cell>
          <table:table-cell office:value-type="float" office:value="11.6086" calcext:value-type="float">
            <text:p>11.6086</text:p>
          </table:table-cell>
          <table:table-cell office:value-type="float" office:value="40.5922" calcext:value-type="float">
            <text:p>40.5922</text:p>
          </table:table-cell>
          <table:table-cell office:value-type="float" office:value="0.0474" calcext:value-type="float">
            <text:p>0.0474</text:p>
          </table:table-cell>
          <table:table-cell office:value-type="float" office:value="46.6621" calcext:value-type="float">
            <text:p>46.6621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684" calcext:value-type="float">
            <text:p>0.0684</text:p>
          </table:table-cell>
          <table:table-cell office:value-type="float" office:value="0.1726" calcext:value-type="float">
            <text:p>0.1726</text:p>
          </table:table-cell>
          <table:table-cell office:value-type="float" office:value="0.2698" calcext:value-type="float">
            <text:p>0.2698</text:p>
          </table:table-cell>
          <table:table-cell office:value-type="float" office:value="0.3406" calcext:value-type="float">
            <text:p>0.3406</text:p>
          </table:table-cell>
          <table:table-cell office:value-type="float" office:value="99.768" calcext:value-type="float">
            <text:p>99.768</text:p>
          </table:table-cell>
          <table:table-cell table:formula="of:=100*[.F29]/([.F29]+[.C29])" office:value-type="float" office:value="80.078152484868" calcext:value-type="float">
            <text:p>80.078152484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09KS_04(A)_ol9</text:p>
          </table:table-cell>
          <table:table-cell office:value-type="float" office:value="11.4226" calcext:value-type="float">
            <text:p>11.4226</text:p>
          </table:table-cell>
          <table:table-cell office:value-type="float" office:value="40.4309" calcext:value-type="float">
            <text:p>40.4309</text:p>
          </table:table-cell>
          <table:table-cell office:value-type="float" office:value="0.0452" calcext:value-type="float">
            <text:p>0.0452</text:p>
          </table:table-cell>
          <table:table-cell office:value-type="float" office:value="46.7004" calcext:value-type="float">
            <text:p>46.7004</text:p>
          </table:table-cell>
          <table:table-cell office:value-type="float" office:value="0.0187" calcext:value-type="float">
            <text:p>0.0187</text:p>
          </table:table-cell>
          <table:table-cell office:value-type="float" office:value="0.05" calcext:value-type="float">
            <text:p>0.05</text:p>
          </table:table-cell>
          <table:table-cell office:value-type="float" office:value="0.1631" calcext:value-type="float">
            <text:p>0.1631</text:p>
          </table:table-cell>
          <table:table-cell office:value-type="float" office:value="0.2594" calcext:value-type="float">
            <text:p>0.2594</text:p>
          </table:table-cell>
          <table:table-cell office:value-type="float" office:value="0.3301" calcext:value-type="float">
            <text:p>0.3301</text:p>
          </table:table-cell>
          <table:table-cell office:value-type="float" office:value="99.4203" calcext:value-type="float">
            <text:p>99.4203</text:p>
          </table:table-cell>
          <table:table-cell table:formula="of:=100*[.F30]/([.F30]+[.C30])" office:value-type="float" office:value="80.3475388400461" calcext:value-type="float">
            <text:p>80.3475388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09KS_04(A)_ol9</text:p>
          </table:table-cell>
          <table:table-cell office:value-type="float" office:value="11.8403" calcext:value-type="float">
            <text:p>11.8403</text:p>
          </table:table-cell>
          <table:table-cell office:value-type="float" office:value="40.382" calcext:value-type="float">
            <text:p>40.382</text:p>
          </table:table-cell>
          <table:table-cell office:value-type="float" office:value="0.0624" calcext:value-type="float">
            <text:p>0.0624</text:p>
          </table:table-cell>
          <table:table-cell office:value-type="float" office:value="46.5626" calcext:value-type="float">
            <text:p>46.5626</text:p>
          </table:table-cell>
          <table:table-cell office:value-type="float" office:value="0.0187" calcext:value-type="float">
            <text:p>0.0187</text:p>
          </table:table-cell>
          <table:table-cell office:value-type="float" office:value="0.0798" calcext:value-type="float">
            <text:p>0.0798</text:p>
          </table:table-cell>
          <table:table-cell office:value-type="float" office:value="0.1822" calcext:value-type="float">
            <text:p>0.1822</text:p>
          </table:table-cell>
          <table:table-cell office:value-type="float" office:value="0.2676" calcext:value-type="float">
            <text:p>0.2676</text:p>
          </table:table-cell>
          <table:table-cell office:value-type="float" office:value="0.3257" calcext:value-type="float">
            <text:p>0.3257</text:p>
          </table:table-cell>
          <table:table-cell office:value-type="float" office:value="99.7213" calcext:value-type="float">
            <text:p>99.7213</text:p>
          </table:table-cell>
          <table:table-cell table:formula="of:=100*[.F31]/([.F31]+[.C31])" office:value-type="float" office:value="79.7265204296362" calcext:value-type="float">
            <text:p>79.726520429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09KS_04(A)_ol10</text:p>
          </table:table-cell>
          <table:table-cell office:value-type="float" office:value="11.5812" calcext:value-type="float">
            <text:p>11.5812</text:p>
          </table:table-cell>
          <table:table-cell office:value-type="float" office:value="40.7606" calcext:value-type="float">
            <text:p>40.7606</text:p>
          </table:table-cell>
          <table:table-cell office:value-type="float" office:value="0.0579" calcext:value-type="float">
            <text:p>0.0579</text:p>
          </table:table-cell>
          <table:table-cell office:value-type="float" office:value="46.5815" calcext:value-type="float">
            <text:p>46.5815</text:p>
          </table:table-cell>
          <table:table-cell office:value-type="float" office:value="0.0171" calcext:value-type="float">
            <text:p>0.0171</text:p>
          </table:table-cell>
          <table:table-cell office:value-type="float" office:value="0.0357" calcext:value-type="float">
            <text:p>0.0357</text:p>
          </table:table-cell>
          <table:table-cell office:value-type="float" office:value="0.1654" calcext:value-type="float">
            <text:p>0.1654</text:p>
          </table:table-cell>
          <table:table-cell office:value-type="float" office:value="0.277" calcext:value-type="float">
            <text:p>0.277</text:p>
          </table:table-cell>
          <table:table-cell office:value-type="float" office:value="0.3126" calcext:value-type="float">
            <text:p>0.3126</text:p>
          </table:table-cell>
          <table:table-cell office:value-type="float" office:value="99.7891" calcext:value-type="float">
            <text:p>99.7891</text:p>
          </table:table-cell>
          <table:table-cell table:formula="of:=100*[.F32]/([.F32]+[.C32])" office:value-type="float" office:value="80.0882696298487" calcext:value-type="float">
            <text:p>80.088269629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09KS_04(A)_ol10</text:p>
          </table:table-cell>
          <table:table-cell office:value-type="float" office:value="11.2912" calcext:value-type="float">
            <text:p>11.2912</text:p>
          </table:table-cell>
          <table:table-cell office:value-type="float" office:value="40.7874" calcext:value-type="float">
            <text:p>40.7874</text:p>
          </table:table-cell>
          <table:table-cell office:value-type="float" office:value="0.0282" calcext:value-type="float">
            <text:p>0.0282</text:p>
          </table:table-cell>
          <table:table-cell office:value-type="float" office:value="46.7154" calcext:value-type="float">
            <text:p>46.7154</text:p>
          </table:table-cell>
          <table:table-cell office:value-type="float" office:value="0" calcext:value-type="float">
            <text:p>0</text:p>
          </table:table-cell>
          <table:table-cell office:value-type="float" office:value="0.0394" calcext:value-type="float">
            <text:p>0.0394</text:p>
          </table:table-cell>
          <table:table-cell office:value-type="float" office:value="0.1771" calcext:value-type="float">
            <text:p>0.1771</text:p>
          </table:table-cell>
          <table:table-cell office:value-type="float" office:value="0.2973" calcext:value-type="float">
            <text:p>0.2973</text:p>
          </table:table-cell>
          <table:table-cell office:value-type="float" office:value="0.3257" calcext:value-type="float">
            <text:p>0.3257</text:p>
          </table:table-cell>
          <table:table-cell office:value-type="float" office:value="99.6617" calcext:value-type="float">
            <text:p>99.6617</text:p>
          </table:table-cell>
          <table:table-cell table:formula="of:=100*[.F33]/([.F33]+[.C33])" office:value-type="float" office:value="80.5346288181" calcext:value-type="float">
            <text:p>80.534628818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09KS_04(A)_ol10</text:p>
          </table:table-cell>
          <table:table-cell office:value-type="float" office:value="11.1032" calcext:value-type="float">
            <text:p>11.1032</text:p>
          </table:table-cell>
          <table:table-cell office:value-type="float" office:value="40.7452" calcext:value-type="float">
            <text:p>40.7452</text:p>
          </table:table-cell>
          <table:table-cell office:value-type="float" office:value="0.066" calcext:value-type="float">
            <text:p>0.066</text:p>
          </table:table-cell>
          <table:table-cell office:value-type="float" office:value="46.9251" calcext:value-type="float">
            <text:p>46.9251</text:p>
          </table:table-cell>
          <table:table-cell office:value-type="float" office:value="0" calcext:value-type="float">
            <text:p>0</text:p>
          </table:table-cell>
          <table:table-cell office:value-type="float" office:value="0.0696" calcext:value-type="float">
            <text:p>0.0696</text:p>
          </table:table-cell>
          <table:table-cell office:value-type="float" office:value="0.1685" calcext:value-type="float">
            <text:p>0.1685</text:p>
          </table:table-cell>
          <table:table-cell office:value-type="float" office:value="0.3059" calcext:value-type="float">
            <text:p>0.3059</text:p>
          </table:table-cell>
          <table:table-cell office:value-type="float" office:value="0.3286" calcext:value-type="float">
            <text:p>0.3286</text:p>
          </table:table-cell>
          <table:table-cell office:value-type="float" office:value="99.712" calcext:value-type="float">
            <text:p>99.712</text:p>
          </table:table-cell>
          <table:table-cell table:formula="of:=100*[.F34]/([.F34]+[.C34])" office:value-type="float" office:value="80.8658878512726" calcext:value-type="float">
            <text:p>80.865887851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09KS_04(A)_ol11</text:p>
          </table:table-cell>
          <table:table-cell office:value-type="float" office:value="11.0976" calcext:value-type="float">
            <text:p>11.0976</text:p>
          </table:table-cell>
          <table:table-cell office:value-type="float" office:value="40.7921" calcext:value-type="float">
            <text:p>40.7921</text:p>
          </table:table-cell>
          <table:table-cell office:value-type="float" office:value="0.0802" calcext:value-type="float">
            <text:p>0.0802</text:p>
          </table:table-cell>
          <table:table-cell office:value-type="float" office:value="47.1585" calcext:value-type="float">
            <text:p>47.1585</text:p>
          </table:table-cell>
          <table:table-cell office:value-type="float" office:value="0" calcext:value-type="float">
            <text:p>0</text:p>
          </table:table-cell>
          <table:table-cell office:value-type="float" office:value="0.0343" calcext:value-type="float">
            <text:p>0.0343</text:p>
          </table:table-cell>
          <table:table-cell office:value-type="float" office:value="0.1577" calcext:value-type="float">
            <text:p>0.1577</text:p>
          </table:table-cell>
          <table:table-cell office:value-type="float" office:value="0.3082" calcext:value-type="float">
            <text:p>0.3082</text:p>
          </table:table-cell>
          <table:table-cell office:value-type="float" office:value="0.3108" calcext:value-type="float">
            <text:p>0.3108</text:p>
          </table:table-cell>
          <table:table-cell office:value-type="float" office:value="99.9392" calcext:value-type="float">
            <text:p>99.9392</text:p>
          </table:table-cell>
          <table:table-cell table:formula="of:=100*[.F35]/([.F35]+[.C35])" office:value-type="float" office:value="80.9503210822558" calcext:value-type="float">
            <text:p>80.950321082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9KS_04(A)_ol11</text:p>
          </table:table-cell>
          <table:table-cell office:value-type="float" office:value="11.2212" calcext:value-type="float">
            <text:p>11.2212</text:p>
          </table:table-cell>
          <table:table-cell office:value-type="float" office:value="40.7106" calcext:value-type="float">
            <text:p>40.7106</text:p>
          </table:table-cell>
          <table:table-cell office:value-type="float" office:value="0.0407" calcext:value-type="float">
            <text:p>0.0407</text:p>
          </table:table-cell>
          <table:table-cell office:value-type="float" office:value="46.8854" calcext:value-type="float">
            <text:p>46.8854</text:p>
          </table:table-cell>
          <table:table-cell office:value-type="float" office:value="0" calcext:value-type="float">
            <text:p>0</text:p>
          </table:table-cell>
          <table:table-cell office:value-type="float" office:value="0.0384" calcext:value-type="float">
            <text:p>0.0384</text:p>
          </table:table-cell>
          <table:table-cell office:value-type="float" office:value="0.16" calcext:value-type="float">
            <text:p>0.16</text:p>
          </table:table-cell>
          <table:table-cell office:value-type="float" office:value="0.2894" calcext:value-type="float">
            <text:p>0.2894</text:p>
          </table:table-cell>
          <table:table-cell office:value-type="float" office:value="0.2842" calcext:value-type="float">
            <text:p>0.2842</text:p>
          </table:table-cell>
          <table:table-cell office:value-type="float" office:value="99.6299" calcext:value-type="float">
            <text:p>99.6299</text:p>
          </table:table-cell>
          <table:table-cell table:formula="of:=100*[.F36]/([.F36]+[.C36])" office:value-type="float" office:value="80.6885964761318" calcext:value-type="float">
            <text:p>80.688596476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9KS_04(A)_ol11</text:p>
          </table:table-cell>
          <table:table-cell office:value-type="float" office:value="11.388" calcext:value-type="float">
            <text:p>11.388</text:p>
          </table:table-cell>
          <table:table-cell office:value-type="float" office:value="40.7954" calcext:value-type="float">
            <text:p>40.7954</text:p>
          </table:table-cell>
          <table:table-cell office:value-type="float" office:value="0.0294" calcext:value-type="float">
            <text:p>0.0294</text:p>
          </table:table-cell>
          <table:table-cell office:value-type="float" office:value="47.0241" calcext:value-type="float">
            <text:p>47.0241</text:p>
          </table:table-cell>
          <table:table-cell office:value-type="float" office:value="0" calcext:value-type="float">
            <text:p>0</text:p>
          </table:table-cell>
          <table:table-cell office:value-type="float" office:value="0.0374" calcext:value-type="float">
            <text:p>0.0374</text:p>
          </table:table-cell>
          <table:table-cell office:value-type="float" office:value="0.1761" calcext:value-type="float">
            <text:p>0.1761</text:p>
          </table:table-cell>
          <table:table-cell office:value-type="float" office:value="0.2877" calcext:value-type="float">
            <text:p>0.2877</text:p>
          </table:table-cell>
          <table:table-cell office:value-type="float" office:value="0.2879" calcext:value-type="float">
            <text:p>0.2879</text:p>
          </table:table-cell>
          <table:table-cell office:value-type="float" office:value="100.026" calcext:value-type="float">
            <text:p>100.026</text:p>
          </table:table-cell>
          <table:table-cell table:formula="of:=100*[.F37]/([.F37]+[.C37])" office:value-type="float" office:value="80.504039402795" calcext:value-type="float">
            <text:p>80.504039402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9KS_04(A)_ol12</text:p>
          </table:table-cell>
          <table:table-cell office:value-type="float" office:value="11.0364" calcext:value-type="float">
            <text:p>11.0364</text:p>
          </table:table-cell>
          <table:table-cell office:value-type="float" office:value="41.0586" calcext:value-type="float">
            <text:p>41.0586</text:p>
          </table:table-cell>
          <table:table-cell office:value-type="float" office:value="0.0443" calcext:value-type="float">
            <text:p>0.0443</text:p>
          </table:table-cell>
          <table:table-cell office:value-type="float" office:value="47.1986" calcext:value-type="float">
            <text:p>47.1986</text:p>
          </table:table-cell>
          <table:table-cell office:value-type="float" office:value="0" calcext:value-type="float">
            <text:p>0</text:p>
          </table:table-cell>
          <table:table-cell office:value-type="float" office:value="0.0319" calcext:value-type="float">
            <text:p>0.0319</text:p>
          </table:table-cell>
          <table:table-cell office:value-type="float" office:value="0.1608" calcext:value-type="float">
            <text:p>0.1608</text:p>
          </table:table-cell>
          <table:table-cell office:value-type="float" office:value="0.2858" calcext:value-type="float">
            <text:p>0.2858</text:p>
          </table:table-cell>
          <table:table-cell office:value-type="float" office:value="0.2532" calcext:value-type="float">
            <text:p>0.2532</text:p>
          </table:table-cell>
          <table:table-cell office:value-type="float" office:value="100.0695" calcext:value-type="float">
            <text:p>100.0695</text:p>
          </table:table-cell>
          <table:table-cell table:formula="of:=100*[.F38]/([.F38]+[.C38])" office:value-type="float" office:value="81.0485103460118" calcext:value-type="float">
            <text:p>81.04851034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9KS_04(A)_ol12</text:p>
          </table:table-cell>
          <table:table-cell office:value-type="float" office:value="11.1796" calcext:value-type="float">
            <text:p>11.1796</text:p>
          </table:table-cell>
          <table:table-cell office:value-type="float" office:value="40.9515" calcext:value-type="float">
            <text:p>40.9515</text:p>
          </table:table-cell>
          <table:table-cell office:value-type="float" office:value="0.036" calcext:value-type="float">
            <text:p>0.036</text:p>
          </table:table-cell>
          <table:table-cell office:value-type="float" office:value="46.9608" calcext:value-type="float">
            <text:p>46.9608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284" calcext:value-type="float">
            <text:p>0.0284</text:p>
          </table:table-cell>
          <table:table-cell office:value-type="float" office:value="0.1675" calcext:value-type="float">
            <text:p>0.1675</text:p>
          </table:table-cell>
          <table:table-cell office:value-type="float" office:value="0.2882" calcext:value-type="float">
            <text:p>0.2882</text:p>
          </table:table-cell>
          <table:table-cell office:value-type="float" office:value="0.2634" calcext:value-type="float">
            <text:p>0.2634</text:p>
          </table:table-cell>
          <table:table-cell office:value-type="float" office:value="99.8865" calcext:value-type="float">
            <text:p>99.8865</text:p>
          </table:table-cell>
          <table:table-cell table:formula="of:=100*[.F39]/([.F39]+[.C39])" office:value-type="float" office:value="80.7713741219531" calcext:value-type="float">
            <text:p>80.77137412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9KS_04(A)_ol12</text:p>
          </table:table-cell>
          <table:table-cell office:value-type="float" office:value="10.934" calcext:value-type="float">
            <text:p>10.934</text:p>
          </table:table-cell>
          <table:table-cell office:value-type="float" office:value="41.0546" calcext:value-type="float">
            <text:p>41.0546</text:p>
          </table:table-cell>
          <table:table-cell office:value-type="float" office:value="0.0257" calcext:value-type="float">
            <text:p>0.0257</text:p>
          </table:table-cell>
          <table:table-cell office:value-type="float" office:value="47.2987" calcext:value-type="float">
            <text:p>47.2987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03" calcext:value-type="float">
            <text:p>0.03</text:p>
          </table:table-cell>
          <table:table-cell office:value-type="float" office:value="0.1681" calcext:value-type="float">
            <text:p>0.1681</text:p>
          </table:table-cell>
          <table:table-cell office:value-type="float" office:value="0.2888" calcext:value-type="float">
            <text:p>0.2888</text:p>
          </table:table-cell>
          <table:table-cell office:value-type="float" office:value="0.2975" calcext:value-type="float">
            <text:p>0.2975</text:p>
          </table:table-cell>
          <table:table-cell office:value-type="float" office:value="100.1018" calcext:value-type="float">
            <text:p>100.1018</text:p>
          </table:table-cell>
          <table:table-cell table:formula="of:=100*[.F40]/([.F40]+[.C40])" office:value-type="float" office:value="81.2236080415299" calcext:value-type="float">
            <text:p>81.223608041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9KS_04(A)_ol13</text:p>
          </table:table-cell>
          <table:table-cell office:value-type="float" office:value="11.0247" calcext:value-type="float">
            <text:p>11.0247</text:p>
          </table:table-cell>
          <table:table-cell office:value-type="float" office:value="40.5358" calcext:value-type="float">
            <text:p>40.5358</text:p>
          </table:table-cell>
          <table:table-cell office:value-type="float" office:value="0.0491" calcext:value-type="float">
            <text:p>0.0491</text:p>
          </table:table-cell>
          <table:table-cell office:value-type="float" office:value="47.0238" calcext:value-type="float">
            <text:p>47.0238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65" calcext:value-type="float">
            <text:p>0.065</text:p>
          </table:table-cell>
          <table:table-cell office:value-type="float" office:value="0.1624" calcext:value-type="float">
            <text:p>0.1624</text:p>
          </table:table-cell>
          <table:table-cell office:value-type="float" office:value="0.3122" calcext:value-type="float">
            <text:p>0.3122</text:p>
          </table:table-cell>
          <table:table-cell office:value-type="float" office:value="0.3095" calcext:value-type="float">
            <text:p>0.3095</text:p>
          </table:table-cell>
          <table:table-cell office:value-type="float" office:value="99.4847" calcext:value-type="float">
            <text:p>99.4847</text:p>
          </table:table-cell>
          <table:table-cell table:formula="of:=100*[.F41]/([.F41]+[.C41])" office:value-type="float" office:value="81.0077779787591" calcext:value-type="float">
            <text:p>81.007777978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9KS_04(A)_ol13</text:p>
          </table:table-cell>
          <table:table-cell office:value-type="float" office:value="10.9168" calcext:value-type="float">
            <text:p>10.9168</text:p>
          </table:table-cell>
          <table:table-cell office:value-type="float" office:value="40.7175" calcext:value-type="float">
            <text:p>40.7175</text:p>
          </table:table-cell>
          <table:table-cell office:value-type="float" office:value="0.0798" calcext:value-type="float">
            <text:p>0.0798</text:p>
          </table:table-cell>
          <table:table-cell office:value-type="float" office:value="47.1125" calcext:value-type="float">
            <text:p>47.1125</text:p>
          </table:table-cell>
          <table:table-cell office:value-type="float" office:value="0.0082" calcext:value-type="float">
            <text:p>0.0082</text:p>
          </table:table-cell>
          <table:table-cell office:value-type="float" office:value="0.0661" calcext:value-type="float">
            <text:p>0.0661</text:p>
          </table:table-cell>
          <table:table-cell office:value-type="float" office:value="0.1584" calcext:value-type="float">
            <text:p>0.1584</text:p>
          </table:table-cell>
          <table:table-cell office:value-type="float" office:value="0.3123" calcext:value-type="float">
            <text:p>0.3123</text:p>
          </table:table-cell>
          <table:table-cell office:value-type="float" office:value="0.3173" calcext:value-type="float">
            <text:p>0.3173</text:p>
          </table:table-cell>
          <table:table-cell office:value-type="float" office:value="99.6889" calcext:value-type="float">
            <text:p>99.6889</text:p>
          </table:table-cell>
          <table:table-cell table:formula="of:=100*[.F42]/([.F42]+[.C42])" office:value-type="float" office:value="81.1874346235436" calcext:value-type="float">
            <text:p>81.187434623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9KS_04(A)_ol13</text:p>
          </table:table-cell>
          <table:table-cell office:value-type="float" office:value="10.9813" calcext:value-type="float">
            <text:p>10.9813</text:p>
          </table:table-cell>
          <table:table-cell office:value-type="float" office:value="40.8726" calcext:value-type="float">
            <text:p>40.8726</text:p>
          </table:table-cell>
          <table:table-cell office:value-type="float" office:value="0.065" calcext:value-type="float">
            <text:p>0.065</text:p>
          </table:table-cell>
          <table:table-cell office:value-type="float" office:value="46.9521" calcext:value-type="float">
            <text:p>46.9521</text:p>
          </table:table-cell>
          <table:table-cell office:value-type="float" office:value="0.0245" calcext:value-type="float">
            <text:p>0.0245</text:p>
          </table:table-cell>
          <table:table-cell office:value-type="float" office:value="0.063" calcext:value-type="float">
            <text:p>0.063</text:p>
          </table:table-cell>
          <table:table-cell office:value-type="float" office:value="0.163" calcext:value-type="float">
            <text:p>0.163</text:p>
          </table:table-cell>
          <table:table-cell office:value-type="float" office:value="0.298" calcext:value-type="float">
            <text:p>0.298</text:p>
          </table:table-cell>
          <table:table-cell office:value-type="float" office:value="0.3099" calcext:value-type="float">
            <text:p>0.3099</text:p>
          </table:table-cell>
          <table:table-cell office:value-type="float" office:value="99.7294" calcext:value-type="float">
            <text:p>99.7294</text:p>
          </table:table-cell>
          <table:table-cell table:formula="of:=100*[.F43]/([.F43]+[.C43])" office:value-type="float" office:value="81.0449585213366" calcext:value-type="float">
            <text:p>81.044958521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9KS_04(A)_ol14</text:p>
          </table:table-cell>
          <table:table-cell office:value-type="float" office:value="11.0041" calcext:value-type="float">
            <text:p>11.0041</text:p>
          </table:table-cell>
          <table:table-cell office:value-type="float" office:value="40.9303" calcext:value-type="float">
            <text:p>40.9303</text:p>
          </table:table-cell>
          <table:table-cell office:value-type="float" office:value="0.0556" calcext:value-type="float">
            <text:p>0.0556</text:p>
          </table:table-cell>
          <table:table-cell office:value-type="float" office:value="47.2591" calcext:value-type="float">
            <text:p>47.2591</text:p>
          </table:table-cell>
          <table:table-cell office:value-type="float" office:value="0.013" calcext:value-type="float">
            <text:p>0.013</text:p>
          </table:table-cell>
          <table:table-cell office:value-type="float" office:value="0.0622" calcext:value-type="float">
            <text:p>0.0622</text:p>
          </table:table-cell>
          <table:table-cell office:value-type="float" office:value="0.1601" calcext:value-type="float">
            <text:p>0.1601</text:p>
          </table:table-cell>
          <table:table-cell office:value-type="float" office:value="0.3024" calcext:value-type="float">
            <text:p>0.3024</text:p>
          </table:table-cell>
          <table:table-cell office:value-type="float" office:value="0.3193" calcext:value-type="float">
            <text:p>0.3193</text:p>
          </table:table-cell>
          <table:table-cell office:value-type="float" office:value="100.1062" calcext:value-type="float">
            <text:p>100.1062</text:p>
          </table:table-cell>
          <table:table-cell table:formula="of:=100*[.F44]/([.F44]+[.C44])" office:value-type="float" office:value="81.1131211467959" calcext:value-type="float">
            <text:p>81.113121146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9KS_04(A)_ol14</text:p>
          </table:table-cell>
          <table:table-cell office:value-type="float" office:value="10.6782" calcext:value-type="float">
            <text:p>10.6782</text:p>
          </table:table-cell>
          <table:table-cell office:value-type="float" office:value="40.7471" calcext:value-type="float">
            <text:p>40.7471</text:p>
          </table:table-cell>
          <table:table-cell office:value-type="float" office:value="0.0508" calcext:value-type="float">
            <text:p>0.0508</text:p>
          </table:table-cell>
          <table:table-cell office:value-type="float" office:value="47.0461" calcext:value-type="float">
            <text:p>47.0461</text:p>
          </table:table-cell>
          <table:table-cell office:value-type="float" office:value="0.0193" calcext:value-type="float">
            <text:p>0.0193</text:p>
          </table:table-cell>
          <table:table-cell office:value-type="float" office:value="0.0573" calcext:value-type="float">
            <text:p>0.0573</text:p>
          </table:table-cell>
          <table:table-cell office:value-type="float" office:value="0.1504" calcext:value-type="float">
            <text:p>0.1504</text:p>
          </table:table-cell>
          <table:table-cell office:value-type="float" office:value="0.3169" calcext:value-type="float">
            <text:p>0.3169</text:p>
          </table:table-cell>
          <table:table-cell office:value-type="float" office:value="0.3193" calcext:value-type="float">
            <text:p>0.3193</text:p>
          </table:table-cell>
          <table:table-cell office:value-type="float" office:value="99.3853" calcext:value-type="float">
            <text:p>99.3853</text:p>
          </table:table-cell>
          <table:table-cell table:formula="of:=100*[.F45]/([.F45]+[.C45])" office:value-type="float" office:value="81.5013781024629" calcext:value-type="float">
            <text:p>81.501378102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09KS_04(A)_ol14</text:p>
          </table:table-cell>
          <table:table-cell office:value-type="float" office:value="11.2068" calcext:value-type="float">
            <text:p>11.2068</text:p>
          </table:table-cell>
          <table:table-cell office:value-type="float" office:value="40.7759" calcext:value-type="float">
            <text:p>40.7759</text:p>
          </table:table-cell>
          <table:table-cell office:value-type="float" office:value="0.0656" calcext:value-type="float">
            <text:p>0.0656</text:p>
          </table:table-cell>
          <table:table-cell office:value-type="float" office:value="47.1062" calcext:value-type="float">
            <text:p>47.1062</text:p>
          </table:table-cell>
          <table:table-cell office:value-type="float" office:value="0" calcext:value-type="float">
            <text:p>0</text:p>
          </table:table-cell>
          <table:table-cell office:value-type="float" office:value="0.0607" calcext:value-type="float">
            <text:p>0.0607</text:p>
          </table:table-cell>
          <table:table-cell office:value-type="float" office:value="0.1707" calcext:value-type="float">
            <text:p>0.1707</text:p>
          </table:table-cell>
          <table:table-cell office:value-type="float" office:value="0.3052" calcext:value-type="float">
            <text:p>0.3052</text:p>
          </table:table-cell>
          <table:table-cell office:value-type="float" office:value="0.3101" calcext:value-type="float">
            <text:p>0.3101</text:p>
          </table:table-cell>
          <table:table-cell office:value-type="float" office:value="100.0013" calcext:value-type="float">
            <text:p>100.0013</text:p>
          </table:table-cell>
          <table:table-cell table:formula="of:=100*[.F46]/([.F46]+[.C46])" office:value-type="float" office:value="80.7816438872979" calcext:value-type="float">
            <text:p>80.781643887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09KS_04(A)_ol15</text:p>
          </table:table-cell>
          <table:table-cell office:value-type="float" office:value="10.9721" calcext:value-type="float">
            <text:p>10.9721</text:p>
          </table:table-cell>
          <table:table-cell office:value-type="float" office:value="40.6203" calcext:value-type="float">
            <text:p>40.6203</text:p>
          </table:table-cell>
          <table:table-cell office:value-type="float" office:value="0.0753" calcext:value-type="float">
            <text:p>0.0753</text:p>
          </table:table-cell>
          <table:table-cell office:value-type="float" office:value="46.9964" calcext:value-type="float">
            <text:p>46.9964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7" calcext:value-type="float">
            <text:p>0.07</text:p>
          </table:table-cell>
          <table:table-cell office:value-type="float" office:value="0.1593" calcext:value-type="float">
            <text:p>0.1593</text:p>
          </table:table-cell>
          <table:table-cell office:value-type="float" office:value="0.3115" calcext:value-type="float">
            <text:p>0.3115</text:p>
          </table:table-cell>
          <table:table-cell office:value-type="float" office:value="0.3214" calcext:value-type="float">
            <text:p>0.3214</text:p>
          </table:table-cell>
          <table:table-cell office:value-type="float" office:value="99.5402" calcext:value-type="float">
            <text:p>99.5402</text:p>
          </table:table-cell>
          <table:table-cell table:formula="of:=100*[.F47]/([.F47]+[.C47])" office:value-type="float" office:value="81.072306511295" calcext:value-type="float">
            <text:p>81.072306511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09KS_04(A)_ol15</text:p>
          </table:table-cell>
          <table:table-cell office:value-type="float" office:value="11.2145" calcext:value-type="float">
            <text:p>11.2145</text:p>
          </table:table-cell>
          <table:table-cell office:value-type="float" office:value="40.734" calcext:value-type="float">
            <text:p>40.734</text:p>
          </table:table-cell>
          <table:table-cell office:value-type="float" office:value="0.0631" calcext:value-type="float">
            <text:p>0.0631</text:p>
          </table:table-cell>
          <table:table-cell office:value-type="float" office:value="47.2319" calcext:value-type="float">
            <text:p>47.2319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641" calcext:value-type="float">
            <text:p>0.0641</text:p>
          </table:table-cell>
          <table:table-cell office:value-type="float" office:value="0.1654" calcext:value-type="float">
            <text:p>0.1654</text:p>
          </table:table-cell>
          <table:table-cell office:value-type="float" office:value="0.3104" calcext:value-type="float">
            <text:p>0.3104</text:p>
          </table:table-cell>
          <table:table-cell office:value-type="float" office:value="0.3242" calcext:value-type="float">
            <text:p>0.3242</text:p>
          </table:table-cell>
          <table:table-cell office:value-type="float" office:value="100.1093" calcext:value-type="float">
            <text:p>100.1093</text:p>
          </table:table-cell>
          <table:table-cell table:formula="of:=100*[.F48]/([.F48]+[.C48])" office:value-type="float" office:value="80.8123340359714" calcext:value-type="float">
            <text:p>80.81233403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09KS_04(A)_ol15</text:p>
          </table:table-cell>
          <table:table-cell office:value-type="float" office:value="11.0893" calcext:value-type="float">
            <text:p>11.0893</text:p>
          </table:table-cell>
          <table:table-cell office:value-type="float" office:value="40.8422" calcext:value-type="float">
            <text:p>40.8422</text:p>
          </table:table-cell>
          <table:table-cell office:value-type="float" office:value="0.0427" calcext:value-type="float">
            <text:p>0.0427</text:p>
          </table:table-cell>
          <table:table-cell office:value-type="float" office:value="47.1765" calcext:value-type="float">
            <text:p>47.1765</text:p>
          </table:table-cell>
          <table:table-cell office:value-type="float" office:value="0" calcext:value-type="float">
            <text:p>0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1649" calcext:value-type="float">
            <text:p>0.1649</text:p>
          </table:table-cell>
          <table:table-cell office:value-type="float" office:value="0.3046" calcext:value-type="float">
            <text:p>0.3046</text:p>
          </table:table-cell>
          <table:table-cell office:value-type="float" office:value="0.3124" calcext:value-type="float">
            <text:p>0.3124</text:p>
          </table:table-cell>
          <table:table-cell office:value-type="float" office:value="99.9951" calcext:value-type="float">
            <text:p>99.9951</text:p>
          </table:table-cell>
          <table:table-cell table:formula="of:=100*[.F49]/([.F49]+[.C49])" office:value-type="float" office:value="80.9677375063931" calcext:value-type="float">
            <text:p>80.967737506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09KS_04(A)_ol16</text:p>
          </table:table-cell>
          <table:table-cell office:value-type="float" office:value="11.8792" calcext:value-type="float">
            <text:p>11.8792</text:p>
          </table:table-cell>
          <table:table-cell office:value-type="float" office:value="40.6208" calcext:value-type="float">
            <text:p>40.6208</text:p>
          </table:table-cell>
          <table:table-cell office:value-type="float" office:value="0.0542" calcext:value-type="float">
            <text:p>0.0542</text:p>
          </table:table-cell>
          <table:table-cell office:value-type="float" office:value="46.4557" calcext:value-type="float">
            <text:p>46.4557</text:p>
          </table:table-cell>
          <table:table-cell office:value-type="float" office:value="0" calcext:value-type="float">
            <text:p>0</text:p>
          </table:table-cell>
          <table:table-cell office:value-type="float" office:value="0.0649" calcext:value-type="float">
            <text:p>0.0649</text:p>
          </table:table-cell>
          <table:table-cell office:value-type="float" office:value="0.1588" calcext:value-type="float">
            <text:p>0.1588</text:p>
          </table:table-cell>
          <table:table-cell office:value-type="float" office:value="0.3084" calcext:value-type="float">
            <text:p>0.3084</text:p>
          </table:table-cell>
          <table:table-cell office:value-type="float" office:value="0.3187" calcext:value-type="float">
            <text:p>0.3187</text:p>
          </table:table-cell>
          <table:table-cell office:value-type="float" office:value="99.8607" calcext:value-type="float">
            <text:p>99.8607</text:p>
          </table:table-cell>
          <table:table-cell table:formula="of:=100*[.F50]/([.F50]+[.C50])" office:value-type="float" office:value="79.6362040562339" calcext:value-type="float">
            <text:p>79.636204056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09KS_04(A)_ol16</text:p>
          </table:table-cell>
          <table:table-cell office:value-type="float" office:value="12.5773" calcext:value-type="float">
            <text:p>12.5773</text:p>
          </table:table-cell>
          <table:table-cell office:value-type="float" office:value="40.4496" calcext:value-type="float">
            <text:p>40.4496</text:p>
          </table:table-cell>
          <table:table-cell office:value-type="float" office:value="0.0403" calcext:value-type="float">
            <text:p>0.0403</text:p>
          </table:table-cell>
          <table:table-cell office:value-type="float" office:value="45.9406" calcext:value-type="float">
            <text:p>45.9406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668" calcext:value-type="float">
            <text:p>0.0668</text:p>
          </table:table-cell>
          <table:table-cell office:value-type="float" office:value="0.1651" calcext:value-type="float">
            <text:p>0.1651</text:p>
          </table:table-cell>
          <table:table-cell office:value-type="float" office:value="0.2958" calcext:value-type="float">
            <text:p>0.2958</text:p>
          </table:table-cell>
          <table:table-cell office:value-type="float" office:value="0.317" calcext:value-type="float">
            <text:p>0.317</text:p>
          </table:table-cell>
          <table:table-cell office:value-type="float" office:value="99.8663" calcext:value-type="float">
            <text:p>99.8663</text:p>
          </table:table-cell>
          <table:table-cell table:formula="of:=100*[.F51]/([.F51]+[.C51])" office:value-type="float" office:value="78.5069183959096" calcext:value-type="float">
            <text:p>78.506918395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9KS_04(A)_ol16</text:p>
          </table:table-cell>
          <table:table-cell office:value-type="float" office:value="11.3898" calcext:value-type="float">
            <text:p>11.3898</text:p>
          </table:table-cell>
          <table:table-cell office:value-type="float" office:value="40.7107" calcext:value-type="float">
            <text:p>40.7107</text:p>
          </table:table-cell>
          <table:table-cell office:value-type="float" office:value="0.0356" calcext:value-type="float">
            <text:p>0.0356</text:p>
          </table:table-cell>
          <table:table-cell office:value-type="float" office:value="46.606" calcext:value-type="float">
            <text:p>46.606</text:p>
          </table:table-cell>
          <table:table-cell office:value-type="float" office:value="0.0076" calcext:value-type="float">
            <text:p>0.0076</text:p>
          </table:table-cell>
          <table:table-cell office:value-type="float" office:value="0.0571" calcext:value-type="float">
            <text:p>0.0571</text:p>
          </table:table-cell>
          <table:table-cell office:value-type="float" office:value="0.1579" calcext:value-type="float">
            <text:p>0.1579</text:p>
          </table:table-cell>
          <table:table-cell office:value-type="float" office:value="0.3127" calcext:value-type="float">
            <text:p>0.3127</text:p>
          </table:table-cell>
          <table:table-cell office:value-type="float" office:value="0.3196" calcext:value-type="float">
            <text:p>0.3196</text:p>
          </table:table-cell>
          <table:table-cell office:value-type="float" office:value="99.5969" calcext:value-type="float">
            <text:p>99.5969</text:p>
          </table:table-cell>
          <table:table-cell table:formula="of:=100*[.F52]/([.F52]+[.C52])" office:value-type="float" office:value="80.3609916580166" calcext:value-type="float">
            <text:p>80.36099165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9KS_04(A)_ol17</text:p>
          </table:table-cell>
          <table:table-cell office:value-type="float" office:value="11.1222" calcext:value-type="float">
            <text:p>11.1222</text:p>
          </table:table-cell>
          <table:table-cell office:value-type="float" office:value="40.6899" calcext:value-type="float">
            <text:p>40.6899</text:p>
          </table:table-cell>
          <table:table-cell office:value-type="float" office:value="0.0316" calcext:value-type="float">
            <text:p>0.0316</text:p>
          </table:table-cell>
          <table:table-cell office:value-type="float" office:value="47.1104" calcext:value-type="float">
            <text:p>47.1104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0578" calcext:value-type="float">
            <text:p>0.0578</text:p>
          </table:table-cell>
          <table:table-cell office:value-type="float" office:value="0.1579" calcext:value-type="float">
            <text:p>0.1579</text:p>
          </table:table-cell>
          <table:table-cell office:value-type="float" office:value="0.311" calcext:value-type="float">
            <text:p>0.311</text:p>
          </table:table-cell>
          <table:table-cell office:value-type="float" office:value="0.3089" calcext:value-type="float">
            <text:p>0.3089</text:p>
          </table:table-cell>
          <table:table-cell office:value-type="float" office:value="99.8033" calcext:value-type="float">
            <text:p>99.8033</text:p>
          </table:table-cell>
          <table:table-cell table:formula="of:=100*[.F53]/([.F53]+[.C53])" office:value-type="float" office:value="80.9003891291133" calcext:value-type="float">
            <text:p>80.900389129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9KS_04(A)_ol17</text:p>
          </table:table-cell>
          <table:table-cell office:value-type="float" office:value="10.8458" calcext:value-type="float">
            <text:p>10.8458</text:p>
          </table:table-cell>
          <table:table-cell office:value-type="float" office:value="40.7852" calcext:value-type="float">
            <text:p>40.7852</text:p>
          </table:table-cell>
          <table:table-cell office:value-type="float" office:value="0.0377" calcext:value-type="float">
            <text:p>0.0377</text:p>
          </table:table-cell>
          <table:table-cell office:value-type="float" office:value="47.1635" calcext:value-type="float">
            <text:p>47.1635</text:p>
          </table:table-cell>
          <table:table-cell office:value-type="float" office:value="0.0159" calcext:value-type="float">
            <text:p>0.0159</text:p>
          </table:table-cell>
          <table:table-cell office:value-type="float" office:value="0.064" calcext:value-type="float">
            <text:p>0.064</text:p>
          </table:table-cell>
          <table:table-cell office:value-type="float" office:value="0.1622" calcext:value-type="float">
            <text:p>0.1622</text:p>
          </table:table-cell>
          <table:table-cell office:value-type="float" office:value="0.3117" calcext:value-type="float">
            <text:p>0.3117</text:p>
          </table:table-cell>
          <table:table-cell office:value-type="float" office:value="0.3204" calcext:value-type="float">
            <text:p>0.3204</text:p>
          </table:table-cell>
          <table:table-cell office:value-type="float" office:value="99.7064" calcext:value-type="float">
            <text:p>99.7064</text:p>
          </table:table-cell>
          <table:table-cell table:formula="of:=100*[.F54]/([.F54]+[.C54])" office:value-type="float" office:value="81.303342739871" calcext:value-type="float">
            <text:p>81.303342739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9KS_04(A)_ol17</text:p>
          </table:table-cell>
          <table:table-cell office:value-type="float" office:value="10.8399" calcext:value-type="float">
            <text:p>10.8399</text:p>
          </table:table-cell>
          <table:table-cell office:value-type="float" office:value="40.8372" calcext:value-type="float">
            <text:p>40.8372</text:p>
          </table:table-cell>
          <table:table-cell office:value-type="float" office:value="0.0782" calcext:value-type="float">
            <text:p>0.0782</text:p>
          </table:table-cell>
          <table:table-cell office:value-type="float" office:value="47.0356" calcext:value-type="float">
            <text:p>47.0356</text:p>
          </table:table-cell>
          <table:table-cell office:value-type="float" office:value="0" calcext:value-type="float">
            <text:p>0</text:p>
          </table:table-cell>
          <table:table-cell office:value-type="float" office:value="0.0605" calcext:value-type="float">
            <text:p>0.0605</text:p>
          </table:table-cell>
          <table:table-cell office:value-type="float" office:value="0.1597" calcext:value-type="float">
            <text:p>0.1597</text:p>
          </table:table-cell>
          <table:table-cell office:value-type="float" office:value="0.3047" calcext:value-type="float">
            <text:p>0.3047</text:p>
          </table:table-cell>
          <table:table-cell office:value-type="float" office:value="0.314" calcext:value-type="float">
            <text:p>0.314</text:p>
          </table:table-cell>
          <table:table-cell office:value-type="float" office:value="99.6297" calcext:value-type="float">
            <text:p>99.6297</text:p>
          </table:table-cell>
          <table:table-cell table:formula="of:=100*[.F55]/([.F55]+[.C55])" office:value-type="float" office:value="81.2703129994557" calcext:value-type="float">
            <text:p>81.270312999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09KS_04(A)_ol18</text:p>
          </table:table-cell>
          <table:table-cell office:value-type="float" office:value="12.3749" calcext:value-type="float">
            <text:p>12.3749</text:p>
          </table:table-cell>
          <table:table-cell office:value-type="float" office:value="40.6142" calcext:value-type="float">
            <text:p>40.6142</text:p>
          </table:table-cell>
          <table:table-cell office:value-type="float" office:value="0.0438" calcext:value-type="float">
            <text:p>0.0438</text:p>
          </table:table-cell>
          <table:table-cell office:value-type="float" office:value="46.0503" calcext:value-type="float">
            <text:p>46.0503</text:p>
          </table:table-cell>
          <table:table-cell office:value-type="float" office:value="0" calcext:value-type="float">
            <text:p>0</text:p>
          </table:table-cell>
          <table:table-cell office:value-type="float" office:value="0.0301" calcext:value-type="float">
            <text:p>0.0301</text:p>
          </table:table-cell>
          <table:table-cell office:value-type="float" office:value="0.1745" calcext:value-type="float">
            <text:p>0.1745</text:p>
          </table:table-cell>
          <table:table-cell office:value-type="float" office:value="0.2832" calcext:value-type="float">
            <text:p>0.2832</text:p>
          </table:table-cell>
          <table:table-cell office:value-type="float" office:value="0.2887" calcext:value-type="float">
            <text:p>0.2887</text:p>
          </table:table-cell>
          <table:table-cell office:value-type="float" office:value="99.8596" calcext:value-type="float">
            <text:p>99.8596</text:p>
          </table:table-cell>
          <table:table-cell table:formula="of:=100*[.F56]/([.F56]+[.C56])" office:value-type="float" office:value="78.819242381712" calcext:value-type="float">
            <text:p>78.819242381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09KS_04(A)_ol18</text:p>
          </table:table-cell>
          <table:table-cell office:value-type="float" office:value="12.1495" calcext:value-type="float">
            <text:p>12.1495</text:p>
          </table:table-cell>
          <table:table-cell office:value-type="float" office:value="40.5549" calcext:value-type="float">
            <text:p>40.5549</text:p>
          </table:table-cell>
          <table:table-cell office:value-type="float" office:value="0.0234" calcext:value-type="float">
            <text:p>0.0234</text:p>
          </table:table-cell>
          <table:table-cell office:value-type="float" office:value="45.7496" calcext:value-type="float">
            <text:p>45.7496</text:p>
          </table:table-cell>
          <table:table-cell office:value-type="float" office:value="0.0256" calcext:value-type="float">
            <text:p>0.0256</text:p>
          </table:table-cell>
          <table:table-cell office:value-type="float" office:value="0.0311" calcext:value-type="float">
            <text:p>0.0311</text:p>
          </table:table-cell>
          <table:table-cell office:value-type="float" office:value="0.187" calcext:value-type="float">
            <text:p>0.187</text:p>
          </table:table-cell>
          <table:table-cell office:value-type="float" office:value="0.2787" calcext:value-type="float">
            <text:p>0.2787</text:p>
          </table:table-cell>
          <table:table-cell office:value-type="float" office:value="0.2905" calcext:value-type="float">
            <text:p>0.2905</text:p>
          </table:table-cell>
          <table:table-cell office:value-type="float" office:value="99.2902" calcext:value-type="float">
            <text:p>99.2902</text:p>
          </table:table-cell>
          <table:table-cell table:formula="of:=100*[.F57]/([.F57]+[.C57])" office:value-type="float" office:value="79.016081424409" calcext:value-type="float">
            <text:p>79.016081424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09KS_04(A)_ol18</text:p>
          </table:table-cell>
          <table:table-cell office:value-type="float" office:value="12.4835" calcext:value-type="float">
            <text:p>12.4835</text:p>
          </table:table-cell>
          <table:table-cell office:value-type="float" office:value="40.3997" calcext:value-type="float">
            <text:p>40.3997</text:p>
          </table:table-cell>
          <table:table-cell office:value-type="float" office:value="0.0267" calcext:value-type="float">
            <text:p>0.0267</text:p>
          </table:table-cell>
          <table:table-cell office:value-type="float" office:value="45.8671" calcext:value-type="float">
            <text:p>45.8671</text:p>
          </table:table-cell>
          <table:table-cell office:value-type="float" office:value="0.0183" calcext:value-type="float">
            <text:p>0.0183</text:p>
          </table:table-cell>
          <table:table-cell office:value-type="float" office:value="0.0288" calcext:value-type="float">
            <text:p>0.0288</text:p>
          </table:table-cell>
          <table:table-cell office:value-type="float" office:value="0.1861" calcext:value-type="float">
            <text:p>0.1861</text:p>
          </table:table-cell>
          <table:table-cell office:value-type="float" office:value="0.2843" calcext:value-type="float">
            <text:p>0.2843</text:p>
          </table:table-cell>
          <table:table-cell office:value-type="float" office:value="0.2594" calcext:value-type="float">
            <text:p>0.2594</text:p>
          </table:table-cell>
          <table:table-cell office:value-type="float" office:value="99.5538" calcext:value-type="float">
            <text:p>99.5538</text:p>
          </table:table-cell>
          <table:table-cell table:formula="of:=100*[.F58]/([.F58]+[.C58])" office:value-type="float" office:value="78.6060468958331" calcext:value-type="float">
            <text:p>78.606046895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09KS_04(A)_ol19</text:p>
          </table:table-cell>
          <table:table-cell office:value-type="float" office:value="10.9994" calcext:value-type="float">
            <text:p>10.9994</text:p>
          </table:table-cell>
          <table:table-cell office:value-type="float" office:value="40.6246" calcext:value-type="float">
            <text:p>40.6246</text:p>
          </table:table-cell>
          <table:table-cell office:value-type="float" office:value="0.0555" calcext:value-type="float">
            <text:p>0.0555</text:p>
          </table:table-cell>
          <table:table-cell office:value-type="float" office:value="47.0191" calcext:value-type="float">
            <text:p>47.0191</text:p>
          </table:table-cell>
          <table:table-cell office:value-type="float" office:value="0.0245" calcext:value-type="float">
            <text:p>0.0245</text:p>
          </table:table-cell>
          <table:table-cell office:value-type="float" office:value="0.0626" calcext:value-type="float">
            <text:p>0.0626</text:p>
          </table:table-cell>
          <table:table-cell office:value-type="float" office:value="0.1477" calcext:value-type="float">
            <text:p>0.1477</text:p>
          </table:table-cell>
          <table:table-cell office:value-type="float" office:value="0.2948" calcext:value-type="float">
            <text:p>0.2948</text:p>
          </table:table-cell>
          <table:table-cell office:value-type="float" office:value="0.3129" calcext:value-type="float">
            <text:p>0.3129</text:p>
          </table:table-cell>
          <table:table-cell office:value-type="float" office:value="99.5411" calcext:value-type="float">
            <text:p>99.5411</text:p>
          </table:table-cell>
          <table:table-cell table:formula="of:=100*[.F59]/([.F59]+[.C59])" office:value-type="float" office:value="81.0415643286193" calcext:value-type="float">
            <text:p>81.041564328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09KS_04(A)_ol19</text:p>
          </table:table-cell>
          <table:table-cell office:value-type="float" office:value="10.8077" calcext:value-type="float">
            <text:p>10.8077</text:p>
          </table:table-cell>
          <table:table-cell office:value-type="float" office:value="40.6845" calcext:value-type="float">
            <text:p>40.6845</text:p>
          </table:table-cell>
          <table:table-cell office:value-type="float" office:value="0.0515" calcext:value-type="float">
            <text:p>0.0515</text:p>
          </table:table-cell>
          <table:table-cell office:value-type="float" office:value="46.9592" calcext:value-type="float">
            <text:p>46.9592</text:p>
          </table:table-cell>
          <table:table-cell office:value-type="float" office:value="0.0264" calcext:value-type="float">
            <text:p>0.0264</text:p>
          </table:table-cell>
          <table:table-cell office:value-type="float" office:value="0.0577" calcext:value-type="float">
            <text:p>0.0577</text:p>
          </table:table-cell>
          <table:table-cell office:value-type="float" office:value="0.1603" calcext:value-type="float">
            <text:p>0.1603</text:p>
          </table:table-cell>
          <table:table-cell office:value-type="float" office:value="0.3015" calcext:value-type="float">
            <text:p>0.3015</text:p>
          </table:table-cell>
          <table:table-cell office:value-type="float" office:value="0.3117" calcext:value-type="float">
            <text:p>0.3117</text:p>
          </table:table-cell>
          <table:table-cell office:value-type="float" office:value="99.3604" calcext:value-type="float">
            <text:p>99.3604</text:p>
          </table:table-cell>
          <table:table-cell table:formula="of:=100*[.F60]/([.F60]+[.C60])" office:value-type="float" office:value="81.2908430260235" calcext:value-type="float">
            <text:p>81.29084302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09KS_04(A)_ol19</text:p>
          </table:table-cell>
          <table:table-cell office:value-type="float" office:value="10.8723" calcext:value-type="float">
            <text:p>10.8723</text:p>
          </table:table-cell>
          <table:table-cell office:value-type="float" office:value="40.8667" calcext:value-type="float">
            <text:p>40.8667</text:p>
          </table:table-cell>
          <table:table-cell office:value-type="float" office:value="0.0466" calcext:value-type="float">
            <text:p>0.0466</text:p>
          </table:table-cell>
          <table:table-cell office:value-type="float" office:value="47.2889" calcext:value-type="float">
            <text:p>47.2889</text:p>
          </table:table-cell>
          <table:table-cell office:value-type="float" office:value="0.0214" calcext:value-type="float">
            <text:p>0.0214</text:p>
          </table:table-cell>
          <table:table-cell office:value-type="float" office:value="0.0682" calcext:value-type="float">
            <text:p>0.0682</text:p>
          </table:table-cell>
          <table:table-cell office:value-type="float" office:value="0.1643" calcext:value-type="float">
            <text:p>0.1643</text:p>
          </table:table-cell>
          <table:table-cell office:value-type="float" office:value="0.295" calcext:value-type="float">
            <text:p>0.295</text:p>
          </table:table-cell>
          <table:table-cell office:value-type="float" office:value="0.3328" calcext:value-type="float">
            <text:p>0.3328</text:p>
          </table:table-cell>
          <table:table-cell office:value-type="float" office:value="99.9561" calcext:value-type="float">
            <text:p>99.9561</text:p>
          </table:table-cell>
          <table:table-cell table:formula="of:=100*[.F61]/([.F61]+[.C61])" office:value-type="float" office:value="81.306609904885" calcext:value-type="float">
            <text:p>81.306609904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09KS_04(A)_ol20</text:p>
          </table:table-cell>
          <table:table-cell office:value-type="float" office:value="11.0051" calcext:value-type="float">
            <text:p>11.0051</text:p>
          </table:table-cell>
          <table:table-cell office:value-type="float" office:value="40.6499" calcext:value-type="float">
            <text:p>40.6499</text:p>
          </table:table-cell>
          <table:table-cell office:value-type="float" office:value="0.0464" calcext:value-type="float">
            <text:p>0.0464</text:p>
          </table:table-cell>
          <table:table-cell office:value-type="float" office:value="46.9459" calcext:value-type="float">
            <text:p>46.9459</text:p>
          </table:table-cell>
          <table:table-cell office:value-type="float" office:value="0.0297" calcext:value-type="float">
            <text:p>0.0297</text:p>
          </table:table-cell>
          <table:table-cell office:value-type="float" office:value="0.0542" calcext:value-type="float">
            <text:p>0.0542</text:p>
          </table:table-cell>
          <table:table-cell office:value-type="float" office:value="0.1584" calcext:value-type="float">
            <text:p>0.1584</text:p>
          </table:table-cell>
          <table:table-cell office:value-type="float" office:value="0.2951" calcext:value-type="float">
            <text:p>0.2951</text:p>
          </table:table-cell>
          <table:table-cell office:value-type="float" office:value="0.3407" calcext:value-type="float">
            <text:p>0.3407</text:p>
          </table:table-cell>
          <table:table-cell office:value-type="float" office:value="99.5254" calcext:value-type="float">
            <text:p>99.5254</text:p>
          </table:table-cell>
          <table:table-cell table:formula="of:=100*[.F62]/([.F62]+[.C62])" office:value-type="float" office:value="81.0096460803092" calcext:value-type="float">
            <text:p>81.009646080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09KS_04(A)_ol20</text:p>
          </table:table-cell>
          <table:table-cell office:value-type="float" office:value="10.9198" calcext:value-type="float">
            <text:p>10.9198</text:p>
          </table:table-cell>
          <table:table-cell office:value-type="float" office:value="40.767" calcext:value-type="float">
            <text:p>40.767</text:p>
          </table:table-cell>
          <table:table-cell office:value-type="float" office:value="0.0057" calcext:value-type="float">
            <text:p>0.0057</text:p>
          </table:table-cell>
          <table:table-cell office:value-type="float" office:value="47.1187" calcext:value-type="float">
            <text:p>47.1187</text:p>
          </table:table-cell>
          <table:table-cell office:value-type="float" office:value="0.0088" calcext:value-type="float">
            <text:p>0.0088</text:p>
          </table:table-cell>
          <table:table-cell office:value-type="float" office:value="0.0572" calcext:value-type="float">
            <text:p>0.0572</text:p>
          </table:table-cell>
          <table:table-cell office:value-type="float" office:value="0.1712" calcext:value-type="float">
            <text:p>0.1712</text:p>
          </table:table-cell>
          <table:table-cell office:value-type="float" office:value="0.3177" calcext:value-type="float">
            <text:p>0.3177</text:p>
          </table:table-cell>
          <table:table-cell office:value-type="float" office:value="0.3389" calcext:value-type="float">
            <text:p>0.3389</text:p>
          </table:table-cell>
          <table:table-cell office:value-type="float" office:value="99.705" calcext:value-type="float">
            <text:p>99.705</text:p>
          </table:table-cell>
          <table:table-cell table:formula="of:=100*[.F63]/([.F63]+[.C63])" office:value-type="float" office:value="81.1852477234939" calcext:value-type="float">
            <text:p>81.185247723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09KS_04(A)_ol20</text:p>
          </table:table-cell>
          <table:table-cell office:value-type="float" office:value="10.8421" calcext:value-type="float">
            <text:p>10.8421</text:p>
          </table:table-cell>
          <table:table-cell office:value-type="float" office:value="40.7645" calcext:value-type="float">
            <text:p>40.7645</text:p>
          </table:table-cell>
          <table:table-cell office:value-type="float" office:value="0.0223" calcext:value-type="float">
            <text:p>0.0223</text:p>
          </table:table-cell>
          <table:table-cell office:value-type="float" office:value="47.1161" calcext:value-type="float">
            <text:p>47.116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584" calcext:value-type="float">
            <text:p>0.0584</text:p>
          </table:table-cell>
          <table:table-cell office:value-type="float" office:value="0.1507" calcext:value-type="float">
            <text:p>0.1507</text:p>
          </table:table-cell>
          <table:table-cell office:value-type="float" office:value="0.2812" calcext:value-type="float">
            <text:p>0.2812</text:p>
          </table:table-cell>
          <table:table-cell office:value-type="float" office:value="0.3589" calcext:value-type="float">
            <text:p>0.3589</text:p>
          </table:table-cell>
          <table:table-cell office:value-type="float" office:value="99.5954" calcext:value-type="float">
            <text:p>99.5954</text:p>
          </table:table-cell>
          <table:table-cell table:formula="of:=100*[.F64]/([.F64]+[.C64])" office:value-type="float" office:value="81.2932423712262" calcext:value-type="float">
            <text:p>81.293242371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09KS_04(A)_ol21</text:p>
          </table:table-cell>
          <table:table-cell office:value-type="float" office:value="11.2312" calcext:value-type="float">
            <text:p>11.2312</text:p>
          </table:table-cell>
          <table:table-cell office:value-type="float" office:value="40.9271" calcext:value-type="float">
            <text:p>40.9271</text:p>
          </table:table-cell>
          <table:table-cell office:value-type="float" office:value="0.0458" calcext:value-type="float">
            <text:p>0.0458</text:p>
          </table:table-cell>
          <table:table-cell office:value-type="float" office:value="46.6881" calcext:value-type="float">
            <text:p>46.6881</text:p>
          </table:table-cell>
          <table:table-cell office:value-type="float" office:value="0.0171" calcext:value-type="float">
            <text:p>0.0171</text:p>
          </table:table-cell>
          <table:table-cell office:value-type="float" office:value="0.0607" calcext:value-type="float">
            <text:p>0.0607</text:p>
          </table:table-cell>
          <table:table-cell office:value-type="float" office:value="0.167" calcext:value-type="float">
            <text:p>0.167</text:p>
          </table:table-cell>
          <table:table-cell office:value-type="float" office:value="0.2957" calcext:value-type="float">
            <text:p>0.2957</text:p>
          </table:table-cell>
          <table:table-cell office:value-type="float" office:value="0.3217" calcext:value-type="float">
            <text:p>0.3217</text:p>
          </table:table-cell>
          <table:table-cell office:value-type="float" office:value="99.7543" calcext:value-type="float">
            <text:p>99.7543</text:p>
          </table:table-cell>
          <table:table-cell table:formula="of:=100*[.F65]/([.F65]+[.C65])" office:value-type="float" office:value="80.6088816681141" calcext:value-type="float">
            <text:p>80.608881668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09KS_04(A)_ol21</text:p>
          </table:table-cell>
          <table:table-cell office:value-type="float" office:value="11.0568" calcext:value-type="float">
            <text:p>11.0568</text:p>
          </table:table-cell>
          <table:table-cell office:value-type="float" office:value="40.9574" calcext:value-type="float">
            <text:p>40.9574</text:p>
          </table:table-cell>
          <table:table-cell office:value-type="float" office:value="0.0459" calcext:value-type="float">
            <text:p>0.0459</text:p>
          </table:table-cell>
          <table:table-cell office:value-type="float" office:value="47.2598" calcext:value-type="float">
            <text:p>47.2598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547" calcext:value-type="float">
            <text:p>0.0547</text:p>
          </table:table-cell>
          <table:table-cell office:value-type="float" office:value="0.156" calcext:value-type="float">
            <text:p>0.156</text:p>
          </table:table-cell>
          <table:table-cell office:value-type="float" office:value="0.2841" calcext:value-type="float">
            <text:p>0.2841</text:p>
          </table:table-cell>
          <table:table-cell office:value-type="float" office:value="0.3189" calcext:value-type="float">
            <text:p>0.3189</text:p>
          </table:table-cell>
          <table:table-cell office:value-type="float" office:value="100.1355" calcext:value-type="float">
            <text:p>100.1355</text:p>
          </table:table-cell>
          <table:table-cell table:formula="of:=100*[.F66]/([.F66]+[.C66])" office:value-type="float" office:value="81.0400469163154" calcext:value-type="float">
            <text:p>81.040046916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09KS_04(A)_ol21</text:p>
          </table:table-cell>
          <table:table-cell office:value-type="float" office:value="11.0749" calcext:value-type="float">
            <text:p>11.0749</text:p>
          </table:table-cell>
          <table:table-cell office:value-type="float" office:value="40.9224" calcext:value-type="float">
            <text:p>40.9224</text:p>
          </table:table-cell>
          <table:table-cell office:value-type="float" office:value="0.0418" calcext:value-type="float">
            <text:p>0.0418</text:p>
          </table:table-cell>
          <table:table-cell office:value-type="float" office:value="47.1663" calcext:value-type="float">
            <text:p>47.1663</text:p>
          </table:table-cell>
          <table:table-cell office:value-type="float" office:value="0.0131" calcext:value-type="float">
            <text:p>0.0131</text:p>
          </table:table-cell>
          <table:table-cell office:value-type="float" office:value="0.0671" calcext:value-type="float">
            <text:p>0.0671</text:p>
          </table:table-cell>
          <table:table-cell office:value-type="float" office:value="0.1566" calcext:value-type="float">
            <text:p>0.1566</text:p>
          </table:table-cell>
          <table:table-cell office:value-type="float" office:value="0.2973" calcext:value-type="float">
            <text:p>0.2973</text:p>
          </table:table-cell>
          <table:table-cell office:value-type="float" office:value="0.3181" calcext:value-type="float">
            <text:p>0.3181</text:p>
          </table:table-cell>
          <table:table-cell office:value-type="float" office:value="100.0575" calcext:value-type="float">
            <text:p>100.0575</text:p>
          </table:table-cell>
          <table:table-cell table:formula="of:=100*[.F67]/([.F67]+[.C67])" office:value-type="float" office:value="80.9844233978695" calcext:value-type="float">
            <text:p>80.98442339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84cm" fo:margin-bottom="0.799cm" fo:margin-left="0.912cm" fo:margin-right="2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0T18:31:21.907000000</meta:creation-date>
    <dc:date>2013-11-10T18:36:20.537000000</dc:date>
    <meta:editing-duration>P0D</meta:editing-duration>
    <meta:editing-cycles>1</meta:editing-cycles>
    <meta:document-statistic meta:table-count="1" meta:cell-count="834" meta:object-count="0"/>
    <meta:generator>LibreOffice/4.1.0.4$Windows_x86 LibreOffice_project/89ea49ddacd9aa532507cbf852f2bb22b1ace28</meta:generator>
  </office:meta>
</office:document-meta>
</file>